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14mm"/>
    </style:style>
    <style:style style:name="co13" style:family="table-column">
      <style:table-column-properties fo:break-before="auto" style:column-width="9.98mm"/>
    </style:style>
    <style:style style:name="co14" style:family="table-column">
      <style:table-column-properties fo:break-before="auto" style:column-width="12.26mm"/>
    </style:style>
    <style:style style:name="co15" style:family="table-column">
      <style:table-column-properties fo:break-before="auto" style:column-width="6.42mm"/>
    </style:style>
    <style:style style:name="co16" style:family="table-column">
      <style:table-column-properties fo:break-before="auto" style:column-width="138.47mm"/>
    </style:style>
    <style:style style:name="co5" style:family="table-column">
      <style:table-column-properties fo:break-before="auto" style:column-width="6.93mm"/>
    </style:style>
    <style:style style:name="co17" style:family="table-column">
      <style:table-column-properties fo:break-before="auto" style:column-width="14.75mm"/>
    </style:style>
    <style:style style:name="co11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35.79mm"/>
    </style:style>
    <style:style style:name="co12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33.07mm"/>
    </style:style>
    <style:style style:name="co19" style:family="table-column">
      <style:table-column-properties fo:break-before="auto" style:column-width="12.47mm"/>
    </style:style>
    <style:style style:name="co20" style:family="table-column">
      <style:table-column-properties fo:break-before="auto" style:column-width="15.54mm"/>
    </style:style>
    <style:style style:name="co21" style:family="table-column">
      <style:table-column-properties fo:break-before="auto" style:column-width="15.2mm"/>
    </style:style>
    <style:style style:name="co22" style:family="table-column">
      <style:table-column-properties fo:break-before="auto" style:column-width="6.37mm"/>
    </style:style>
    <style:style style:name="co23" style:family="table-column">
      <style:table-column-properties fo:break-before="auto" style:column-width="14.98mm"/>
    </style:style>
    <style:style style:name="co2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5.38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6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3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4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5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6" style:family="table-cell" style:parent-style-name="Default" style:data-style-name="N109"/>
    <style:style style:name="ce19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9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9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5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11" style:family="table-cell" style:parent-style-name="Default">
      <style:text-properties fo:font-style="italic" style:font-style-asian="italic" style:font-style-complex="italic"/>
    </style:style>
    <style:style style:name="ce212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19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2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0"/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text-properties fo:font-style="normal" style:font-style-asian="normal" style:font-style-complex="normal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16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64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7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</style:style>
    <style:style style:name="ce7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82" style:family="table-cell" style:parent-style-name="Default">
      <style:table-cell-properties fo:background-color="#99ccff" style:vertical-align="top"/>
    </style:style>
    <style:style style:name="ce10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6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order-bottom="0.51pt solid #000000" fo:border-left="none" fo:border-right="none" fo:border-top="none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110"/>
    <style:style style:name="ce12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38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189" style:family="table-cell" style:parent-style-name="Default" style:data-style-name="N100">
      <style:table-cell-properties fo:border-bottom="none" fo:background-color="#ffff99" style:text-align-source="fix" style:repeat-content="false" fo:border-left="0.51pt solid #000000" fo:border-right="none" fo:border-top="none"/>
      <style:paragraph-properties fo:text-align="start" fo:margin-left="0mm"/>
    </style:style>
    <style:style style:name="ce190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1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5" style:family="table-cell" style:parent-style-name="Default" style:data-style-name="N109"/>
    <style:style style:name="ce222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30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1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36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37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8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43" style:family="table-cell" style:parent-style-name="Default">
      <style:text-properties fo:font-style="italic" style:font-style-asian="italic" style:font-style-complex="italic"/>
    </style:style>
    <style:style style:name="ce244" style:family="table-cell" style:parent-style-name="Default" style:data-style-name="N0"/>
    <style:style style:name="ce245" style:family="table-cell" style:parent-style-name="Default">
      <style:text-properties fo:font-weight="normal" style:font-weight-asian="normal" style:font-weight-complex="normal"/>
    </style:style>
    <style:style style:name="ce246" style:family="table-cell" style:parent-style-name="Default">
      <style:text-properties fo:font-style="normal" style:font-style-asian="normal" style:font-style-complex="normal"/>
    </style:style>
    <style:style style:name="ce247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8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0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51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53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4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5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7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58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9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60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1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62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3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5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66" style:family="table-cell" style:parent-style-name="Default">
      <style:table-cell-properties fo:background-color="transparent"/>
    </style:style>
    <style:style style:name="ce267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68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69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7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73" style:family="table-cell" style:parent-style-name="Default">
      <style:text-properties fo:font-weight="bold" style:font-weight-asian="bold" style:font-weight-complex="bold"/>
    </style:style>
    <style:style style:name="ce274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5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76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7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7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79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8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81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2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3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4" style:family="table-cell" style:parent-style-name="Default" style:data-style-name="N109">
      <style:table-cell-properties style:vertical-align="automatic"/>
    </style:style>
    <style:style style:name="ce285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>
      <style:table-cell-properties style:vertical-align="automatic"/>
    </style:style>
    <style:style style:name="ce28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8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9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93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4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6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297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299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0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1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2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3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4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05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7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8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9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10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1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2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3" style:family="table-cell" style:parent-style-name="Default">
      <style:table-cell-properties fo:background-color="#99ccff" style:vertical-align="top"/>
    </style:style>
    <style:style style:name="ce314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8" style:family="table-cell" style:parent-style-name="Default">
      <style:table-cell-properties fo:wrap-option="wrap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column table:style-name="co20" table:number-columns-repeated="4" table:default-cell-style-name="ce134"/>
        <table:table-column table:style-name="co21" table:default-cell-style-name="ce134"/>
        <table:table-column table:style-name="co22" table:default-cell-style-name="ce134"/>
        <table:table-column table:style-name="co23" table:number-columns-repeated="3" table:default-cell-style-name="ce134"/>
        <table:table-column table:style-name="co22" table:default-cell-style-name="ce134"/>
        <table:table-column table:style-name="co23" table:default-cell-style-name="ce134"/>
        <table:table-column table:style-name="co11" table:number-columns-repeated="1003" table:default-cell-style-name="Default"/>
        <table:table-row table:style-name="ro1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62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62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162" table:number-columns-repeated="1003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4" office:value-type="string" calcext:value-type="string">
            <text:p>Duration</text:p>
          </table:table-cell>
          <table:table-cell table:style-name="ce127" office:value-type="string" calcext:value-type="string">
            <text:p>Step</text:p>
          </table:table-cell>
          <table:table-cell table:style-name="ce127" office:value-type="string" calcext:value-type="string">
            <text:p>Total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8" table:formula="of:=['1. Regression Testing'.$H$3]" office:value-type="time" office:time-value="PT15H00M00S" calcext:value-type="time">
            <text:p>15:00</text:p>
          </table:table-cell>
          <table:table-cell table:style-name="ce128" table:formula="of:=['1. Regression Testing'.$J$3]" office:value-type="time" office:time-value="PT15H00M00S" calcext:value-type="time">
            <text:p>15:0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8" table:formula="of:=['2. Preparation'.$H$3]" office:value-type="time" office:time-value="PT01H40M00S" calcext:value-type="time">
            <text:p>01:40</text:p>
          </table:table-cell>
          <table:table-cell table:style-name="ce128" table:formula="of:=['2. Preparation'.$J$3]" office:value-type="time" office:time-value="PT16H40M00S" calcext:value-type="time">
            <text:p>16:4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8" table:formula="of:=['3. Final Testing'.$H$3]" office:value-type="time" office:time-value="PT01H30M00S" calcext:value-type="time">
            <text:p>01:30</text:p>
          </table:table-cell>
          <table:table-cell table:style-name="ce128" table:formula="of:=['3. Final Testing'.$J$3]" office:value-type="time" office:time-value="PT18H10M00S" calcext:value-type="time">
            <text:p>18:1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8" table:formula="of:=['4. Build'.$H$3]" office:value-type="time" office:time-value="PT00H40M00S" calcext:value-type="time">
            <text:p>00:40</text:p>
          </table:table-cell>
          <table:table-cell table:style-name="ce128" table:formula="of:=['4. Build'.$J$3]" office:value-type="time" office:time-value="PT18H50M00S" calcext:value-type="time">
            <text:p>18:5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9H25M00S" calcext:value-type="time">
            <text:p>19:2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9H25M00S" calcext:value-type="time">
            <text:p>19:2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8" table:formula="of:=['7. Upload'.$H$3]" office:value-type="time" office:time-value="PT01H20M00S" calcext:value-type="time">
            <text:p>01:20</text:p>
          </table:table-cell>
          <table:table-cell table:style-name="ce128" table:formula="of:=['7. Upload'.$J$3]" office:value-type="time" office:time-value="PT20H45M00S" calcext:value-type="time">
            <text:p>20:4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8" table:formula="of:=['8. Finalization'.$H$3]" office:value-type="time" office:time-value="PT01H55M00S" calcext:value-type="time">
            <text:p>01:55</text:p>
          </table:table-cell>
          <table:table-cell table:style-name="ce128" table:formula="of:=['8. Finalization'.$J$3]" office:value-type="time" office:time-value="PT22H35M00S" calcext:value-type="time">
            <text:p>22:35</text:p>
          </table:table-cell>
          <table:table-cell table:style-name="ce129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62" office:value-type="string" calcext:value-type="string">
            <text:p>The YAT story:</text:p>
          </table:table-cell>
          <table:table-cell table:style-name="ce162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162" table:number-columns-repeated="1003"/>
        </table:table-row>
        <table:table-row table:style-name="ro1">
          <table:table-cell table:style-name="ce163"/>
          <table:table-cell table:style-name="ce118" table:number-columns-repeated="4"/>
          <table:table-cell table:style-name="ce124" table:number-columns-repeated="2"/>
          <table:table-cell table:style-name="ce131" office:value-type="string" calcext:value-type="string">
            <text:p>YAT</text:p>
          </table:table-cell>
          <table:table-cell table:style-name="ce131" office:value-type="string" calcext:value-type="string">
            <text:p>MKY</text:p>
          </table:table-cell>
          <table:table-cell table:style-name="ce131" office:value-type="string" calcext:value-type="string">
            <text:p>ALAZ</text:p>
          </table:table-cell>
          <table:table-cell table:style-name="ce131" office:value-type="string" calcext:value-type="string">
            <text:p>NUnit</text:p>
          </table:table-cell>
          <table:table-cell table:style-name="ce131" office:value-type="string" calcext:value-type="string">
            <text:p>netrtfwr.</text:p>
          </table:table-cell>
          <table:table-cell table:style-name="ce136"/>
          <table:table-cell table:style-name="ce131" office:value-type="string" calcext:value-type="string">
            <text:p>LU.xml</text:p>
          </table:table-cell>
          <table:table-cell table:style-name="ce131" office:value-type="string" calcext:value-type="string">
            <text:p>.yat</text:p>
          </table:table-cell>
          <table:table-cell table:style-name="ce131" office:value-type="string" calcext:value-type="string">
            <text:p>.yaw</text:p>
          </table:table-cell>
          <table:table-cell table:style-name="ce136"/>
          <table:table-cell table:style-name="ce131" office:value-type="string" calcext:value-type="string">
            <text:p>SVN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string" calcext:value-type="string">
            <text:p>2017-0x-xx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32" office:value-type="string" calcext:value-type="string">
            <text:p>1.99.80</text:p>
          </table:table-cell>
          <table:table-cell table:style-name="ce133" office:value-type="string" calcext:value-type="string">
            <text:p>1.0.20</text:p>
          </table:table-cell>
          <table:table-cell table:style-name="ce133" office:value-type="string" calcext:value-type="string">
            <text:p>3.5.16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0.9.17</text:p>
          </table:table-cell>
          <table:table-cell table:style-name="ce137"/>
          <table:table-cell table:number-columns-repeated="2" table:style-name="ce132" office:value-type="string" calcext:value-type="string">
            <text:p>1.5.1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89" office:value-type="string" calcext:value-type="string">
            <text:p>1xxx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7-07-04" calcext:value-type="date">
            <text:p>2017-07-04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32" office:value-type="string" calcext:value-type="string">
            <text:p>1.99.70</text:p>
          </table:table-cell>
          <table:table-cell table:style-name="ce133" office:value-type="string" calcext:value-type="string">
            <text:p>1.0.19</text:p>
          </table:table-cell>
          <table:table-cell table:style-name="ce133" office:value-type="string" calcext:value-type="string">
            <text:p>3.5.15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0.9.16</text:p>
          </table:table-cell>
          <table:table-cell table:style-name="ce137"/>
          <table:table-cell table:number-columns-repeated="2" table:style-name="ce132" office:value-type="string" calcext:value-type="string">
            <text:p>1.5.1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408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6-09-30" calcext:value-type="date">
            <text:p>2016-09-3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32" office:value-type="string" calcext:value-type="string">
            <text:p>1.99.52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3.5.14</text:p>
          </table:table-cell>
          <table:table-cell table:style-name="ce133" office:value-type="string" calcext:value-type="string">
            <text:p>1.0.14</text:p>
          </table:table-cell>
          <table:table-cell table:style-name="ce133" office:value-type="string" calcext:value-type="string">
            <text:p>0.9.15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88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6-09-17" calcext:value-type="date">
            <text:p>2016-09-1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2" office:value-type="string" calcext:value-type="string">
            <text:p>1.99.51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3.5.13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0.9.14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60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6-09-16" calcext:value-type="date">
            <text:p>2016-09-16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2" office:value-type="string" calcext:value-type="string">
            <text:p>1.99.50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3.5.12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0.9.13</text:p>
          </table:table-cell>
          <table:table-cell table:style-name="ce137"/>
          <table:table-cell table:number-columns-repeated="2" table:style-name="ce132" office:value-type="string" calcext:value-type="string">
            <text:p>1.5.0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58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5-06-13" calcext:value-type="date">
            <text:p>2015-06-13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2" office:value-type="string" calcext:value-type="string">
            <text:p>1.99.34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3.5.11</text:p>
          </table:table-cell>
          <table:table-cell table:style-name="ce133" office:value-type="string" calcext:value-type="string">
            <text:p>1.0.10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1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99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5-06-07" calcext:value-type="date">
            <text:p>2015-06-0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2" office:value-type="string" calcext:value-type="string">
            <text:p>1.99.33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3.5.10</text:p>
          </table:table-cell>
          <table:table-cell table:style-name="ce133" office:value-type="string" calcext:value-type="string">
            <text:p>1.0.9</text:p>
          </table:table-cell>
          <table:table-cell table:style-name="ce133"/>
          <table:table-cell table:style-name="ce137"/>
          <table:table-cell table:number-columns-repeated="2" table:style-name="ce138" office:value-type="string" calcext:value-type="string">
            <text:p>1.4.0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78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5-06-01" calcext:value-type="date">
            <text:p>2015-06-0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2" office:value-type="string" calcext:value-type="string">
            <text:p>1.99.32</text:p>
          </table:table-cell>
          <table:table-cell table:style-name="ce133" office:value-type="string" calcext:value-type="string">
            <text:p>1.0.11</text:p>
          </table:table-cell>
          <table:table-cell table:style-name="ce133" office:value-type="string" calcext:value-type="string">
            <text:p>3.5.9</text:p>
          </table:table-cell>
          <table:table-cell table:style-name="ce133" office:value-type="string" calcext:value-type="string">
            <text:p>1.0.8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0</text:p>
          </table:table-cell>
          <table:table-cell table:style-name="ce132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69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3-02-02" calcext:value-type="date">
            <text:p>2013-02-02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2" office:value-type="string" calcext:value-type="string">
            <text:p>1.99.30</text:p>
          </table:table-cell>
          <table:table-cell table:style-name="ce133" office:value-type="string" calcext:value-type="string">
            <text:p>1.0.9</text:p>
          </table:table-cell>
          <table:table-cell table:style-name="ce133" office:value-type="string" calcext:value-type="string">
            <text:p>3.5.7</text:p>
          </table:table-cell>
          <table:table-cell table:style-name="ce133" office:value-type="string" calcext:value-type="string">
            <text:p>1.0.6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1</text:p>
          </table:table-cell>
          <table:table-cell table:style-name="ce133" office:value-type="string" calcext:value-type="string">
            <text:p>1.1.1</text:p>
          </table:table-cell>
          <table:table-cell table:style-name="ce137"/>
          <table:table-cell table:style-name="ce132" office:value-type="string" calcext:value-type="string">
            <text:p>626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20" office:value-type="date" office:date-value="2011-12-05" calcext:value-type="date">
            <text:p>2011-12-0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33" office:value-type="string" calcext:value-type="string">
            <text:p>1.99.28</text:p>
          </table:table-cell>
          <table:table-cell table:style-name="ce133" office:value-type="string" calcext:value-type="string">
            <text:p>1.0.7</text:p>
          </table:table-cell>
          <table:table-cell table:style-name="ce133" office:value-type="string" calcext:value-type="string">
            <text:p>3.5.5</text:p>
          </table:table-cell>
          <table:table-cell table:style-name="ce133" office:value-type="string" calcext:value-type="string">
            <text:p>1.0.4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0</text:p>
          </table:table-cell>
          <table:table-cell table:style-name="ce133" office:value-type="string" calcext:value-type="string">
            <text:p>1.1.0</text:p>
          </table:table-cell>
          <table:table-cell table:style-name="ce137"/>
          <table:table-cell table:style-name="ce133" office:value-type="string" calcext:value-type="string">
            <text:p>502</text:p>
          </table:table-cell>
          <table:table-cell table:style-name="ce163" table:number-columns-repeated="1003"/>
        </table:table-row>
        <table:table-row table:style-name="ro1">
          <table:table-cell/>
          <table:table-cell table:style-name="ce120" office:value-type="date" office:date-value="2011-04-25" calcext:value-type="date">
            <text:p>2011-04-2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33" office:value-type="string" calcext:value-type="string">
            <text:p>1.99.26</text:p>
          </table:table-cell>
          <table:table-cell table:style-name="ce133" office:value-type="string" calcext:value-type="string">
            <text:p>1.0.5</text:p>
          </table:table-cell>
          <table:table-cell table:style-name="ce133" office:value-type="string" calcext:value-type="string">
            <text:p>3.5.3</text:p>
          </table:table-cell>
          <table:table-cell table:style-name="ce133" office:value-type="string" calcext:value-type="string">
            <text:p>1.0.2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8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28" calcext:value-type="date">
            <text:p>2010-11-28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33" office:value-type="string" calcext:value-type="string">
            <text:p>1.99.25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11" calcext:value-type="date">
            <text:p>2010-11-1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33" office:value-type="string" calcext:value-type="string">
            <text:p>1.99.24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8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10" calcext:value-type="date">
            <text:p>2009-09-1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33" office:value-type="string" calcext:value-type="string">
            <text:p>1.99.23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4</text:p>
          </table:table-cell>
          <table:table-cell table:style-name="ce133" office:value-type="string" calcext:value-type="string">
            <text:p>1.2.7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08" calcext:value-type="date">
            <text:p>2009-09-08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2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8" office:value-type="string" calcext:value-type="string">
            <text:p>1.2.3</text:p>
          </table:table-cell>
          <table:table-cell table:style-name="ce133" office:value-type="string" calcext:value-type="string">
            <text:p>1.2.6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7-18" calcext:value-type="date">
            <text:p>2008-07-18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33" office:value-type="string" calcext:value-type="string">
            <text:p>1.99.20</text:p>
          </table:table-cell>
          <table:table-cell table:style-name="ce133" office:value-type="string" calcext:value-type="string">
            <text:p>1.0.0</text:p>
          </table:table-cell>
          <table:table-cell table:style-name="ce133" office:value-type="string" calcext:value-type="string">
            <text:p>1.2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33" office:value-type="string" calcext:value-type="string">
            <text:p>1.2.5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4-01" calcext:value-type="date">
            <text:p>2008-04-0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33" office:value-type="string" calcext:value-type="string">
            <text:p>1.99.19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4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3-17" calcext:value-type="date">
            <text:p>2008-03-1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33" office:value-type="string" calcext:value-type="string">
            <text:p>1.99.18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3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2-11" calcext:value-type="date">
            <text:p>2008-02-1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33" office:value-type="string" calcext:value-type="string">
            <text:p>1.99.17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2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8-30" calcext:value-type="date">
            <text:p>2007-08-3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33" office:value-type="string" calcext:value-type="string">
            <text:p>1.99.1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1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4-15" calcext:value-type="date">
            <text:p>2007-04-1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33" office:value-type="string" calcext:value-type="string">
            <text:p>1.99.12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0</text:p>
          </table:table-cell>
          <table:table-cell table:number-columns-repeated="2"/>
          <table:table-cell table:style-name="ce133" office:value-type="string" calcext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25" calcext:value-type="date">
            <text:p>2007-02-2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33" office:value-type="string" calcext:value-type="string">
            <text:p>1.99.8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2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07" calcext:value-type="date">
            <text:p>2007-02-0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33" office:value-type="string" calcext:value-type="string">
            <text:p>1.99.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1-23" calcext:value-type="date">
            <text:p>2007-01-23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33" office:value-type="string" calcext:value-type="string">
            <text:p>1.99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1" calcext:value-type="date">
            <text:p>2003-10-3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2</text:p>
          </table:table-cell>
          <table:table-cell table:style-name="ce129" table:number-columns-repeated="4"/>
          <table:table-cell/>
          <table:table-cell table:number-columns-repeated="2" table:style-name="ce138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0" calcext:value-type="date">
            <text:p>2003-10-3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1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14" calcext:value-type="date">
            <text:p>2003-10-14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 table:number-rows-repeated="9830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173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1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989"/>
          <table:table-cell table:number-columns-repeated="25"/>
        </table:table-row>
        <table:table-row table:style-name="ro1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989"/>
          <table:table-cell table:number-columns-repeated="25"/>
        </table:table-row>
        <table:table-row table:style-name="ro2">
          <table:table-cell table:style-name="ce195" office:value-type="float" office:value="1" calcext:value-type="float">
            <text:p>1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Regression Testing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50])" office:value-type="time" office:time-value="PT15H00M00S" calcext:value-type="time">
            <text:p>15:00</text:p>
          </table:table-cell>
          <table:table-cell table:style-name="ce217" table:formula="of:=['0. Overview'.$J$3]" office:value-type="time" office:time-value="PT00H00M00S" calcext:value-type="time">
            <text:p>00:00</text:p>
          </table:table-cell>
          <table:table-cell table:style-name="ce224" table:formula="of:=MAX([.I4:.I65550])" office:value-type="time" office:time-value="PT15H00M00S" calcext:value-type="time">
            <text:p>15:00</text:p>
          </table:table-cell>
          <table:table-cell table:style-name="ce229" table:number-columns-repeated="989"/>
          <table:table-cell table:number-columns-repeated="25"/>
        </table:table-row>
        <table:table-row table:style-name="ro1">
          <table:table-cell table:style-name="ce196"/>
          <table:table-cell table:style-name="ce201"/>
          <table:table-cell table:number-columns-repeated="1022"/>
        </table:table-row>
        <table:table-row table:style-name="ro1">
          <table:table-cell table:style-name="ce166"/>
          <table:table-cell table:style-name="ce202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coding style checks</text:p>
          </table:table-cell>
          <table:table-cell table:style-name="ce206"/>
          <table:table-cell table:style-name="ce219" office:value-type="time" office:time-value="PT01H00M00S" calcext:value-type="time">
            <text:p>01:00</text:p>
          </table:table-cell>
          <table:table-cell table:style-name="ce226"/>
          <table:table-cell table:style-name="ce219" table:formula="of:=MAX([.I$1:.I4])+[.G5]" office:value-type="time" office:time-value="PT01H00M00S" calcext:value-type="time">
            <text:p>01:00</text:p>
          </table:table-cell>
          <table:table-cell table:style-name="ce226"/>
          <table:table-cell table:style-name="ce166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3" table:formula="of:=CONCATENATE([.B$5]; COUNTA([.C$6:.C6]); &quot;.&quot;)" office:value-type="string" office:string-value="1.1.1." calcext:value-type="string">
            <text:p>1.1.1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6"/>
          <table:table-cell table:style-name="ce202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assembly checks</text:p>
          </table:table-cell>
          <table:table-cell table:style-name="ce206"/>
          <table:table-cell table:style-name="ce219" office:value-type="time" office:time-value="PT02H00M00S" calcext:value-type="time">
            <text:p>02:00</text:p>
          </table:table-cell>
          <table:table-cell table:style-name="ce226"/>
          <table:table-cell table:style-name="ce219" table:formula="of:=MAX([.I$1:.I13])+[.G14]" office:value-type="time" office:time-value="PT03H00M00S" calcext:value-type="time">
            <text:p>03:00</text:p>
          </table:table-cell>
          <table:table-cell table:style-name="ce228"/>
          <table:table-cell table:style-name="ce166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3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15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14]; COUNTA([.C$15:.C17]); &quot;.&quot;)" office:value-type="string" office:string-value="1.2.2." calcext:value-type="string">
            <text:p>1.2.2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17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formula="of:=['3. Final Testing'.E18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20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21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14]; COUNTA([.C$15:.C23]); &quot;.&quot;)" office:value-type="string" office:string-value="1.2.3." calcext:value-type="string">
            <text:p>1.2.3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23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formula="of:=['3. Final Testing'.E24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14]; COUNTA([.C$15:.C26]); &quot;.&quot;)" office:value-type="string" office:string-value="1.2.4." calcext:value-type="string">
            <text:p>1.2.4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26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formula="of:=['3. Final Testing'.E27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29]" office:value-type="string" office:string-value="136 expected errors/warnings:" calcext:value-type="string">
            <text:p>13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30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31]" office:value-type="string" office:string-value="CA2214 : DoNotCallOverridableMethodsInConstructors @ 84 locations" calcext:value-type="string">
            <text:p>CA2214 : DoNotCallOverridableMethodsInConstructors @ 8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6"/>
          <table:table-cell table:style-name="ce202" table:formula="of:=CONCATENATE([.A$3]; &quot;.&quot;; COUNTA([.B$5:.B35]); &quot;.&quot;)" office:value-type="string" office:string-value="1.3." calcext:value-type="string">
            <text:p>1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automated tests</text:p>
          </table:table-cell>
          <table:table-cell table:style-name="ce206"/>
          <table:table-cell table:style-name="ce219" office:value-type="time" office:time-value="PT06H00M00S" calcext:value-type="time">
            <text:p>06:00</text:p>
          </table:table-cell>
          <table:table-cell table:style-name="ce226"/>
          <table:table-cell table:style-name="ce219" table:formula="of:=MAX([.I$1:.I34])+[.G35]" office:value-type="time" office:time-value="PT09H00M00S" calcext:value-type="time">
            <text:p>09:00</text:p>
          </table:table-cell>
          <table:table-cell table:style-name="ce228"/>
          <table:table-cell table:style-name="ce166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3" table:formula="of:=CONCATENATE([.B$35]; COUNTA([.C$36:.C36]); &quot;.&quot;)" office:value-type="string" office:string-value="1.3.1." calcext:value-type="string">
            <text:p>1.3.1.</text:p>
          </table:table-cell>
          <table:table-cell table:style-name="ce209" office:value-type="string" calcext:value-type="string">
            <text:p></text:p>
          </table:table-cell>
          <table:table-cell table:style-name="ce44" table:formula="of:=['3. Final Testing'.E36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44" table:formula="of:=['3. Final Testing'.E38]" office:value-type="string" office:string-value="Note: 'YAT' or 'YATConsole' don't have dependencies to the test projects, thus the test projects will not get built!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35]; COUNTA([.C$36:.C40]); &quot;.&quot;)" office:value-type="string" office:string-value="1.3.2." calcext:value-type="string">
            <text:p>1.3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35]; COUNTA([.C$36:.C42]); &quot;.&quot;)" office:value-type="string" office:string-value="1.3.3." calcext:value-type="string">
            <text:p>1.3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    &gt; "Project &gt; Configurations &gt; Debug" <text:span text:style-name="T2">('Debug' @ regression + 'Release'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47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48]" office:value-type="string" office:string-value="&gt; MKY.Test (0'6'')" calcext:value-type="string">
            <text:p>&gt; MKY.Test (0'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49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0]" office:value-type="string" office:string-value="&gt; MKY.IO.Serial.SerialPort.Test (0'0'')" calcext:value-type="string">
            <text:p>&gt; MKY.IO.Serial.SerialPort.Test (0'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1]" office:value-type="string" office:string-value="&gt; MKY.IO.Serial.Socket.Test (3'20'')" calcext:value-type="string">
            <text:p>&gt; MKY.IO.Serial.Socket.Test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2]" office:value-type="string" office:string-value="&gt; MKY.IO.Serial.Usb.Test (0'2'')" calcext:value-type="string">
            <text:p>&gt; MKY.IO.Serial.Usb.Test (0'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3]" office:value-type="string" office:string-value="&gt; MKY.IO.Usb.Test (0'5'')" calcext:value-type="string">
            <text:p>&gt; MKY.IO.Usb.Test (0'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4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5]" office:value-type="string" office:string-value="&gt; YAT.Domain.Test (5'30'')" calcext:value-type="string">
            <text:p>&gt; YAT.Domain.Test (5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6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7]" office:value-type="string" office:string-value="    &gt; Clear/Connection/FileHandling/Start/Stress (1'50'')" calcext:value-type="string">
            <text:p><text:s text:c="4"/>&gt; Clear/Connection/FileHandling/Start/Stress (1'5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8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9]" office:value-type="string" office:string-value="        &gt; MTSicsDevice (1'30'')" calcext:value-type="string">
            <text:p><text:s text:c="8"/>&gt; MTSicsDevice (1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0]" office:value-type="string" office:string-value="        &gt; One/Two/Repeating (several minutes, depending on Assert.Ignore())" calcext:value-type="string">
            <text:p><text:s text:c="8"/>&gt; One/Two/Repeating (several minutes, depending on Assert.Ignore(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1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2]" office:value-type="string" office:string-value="&gt; YAT.View.Test (2'40'')" calcext:value-type="string">
            <text:p>&gt; YAT.View.Test (2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4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03"/>
          <table:table-cell table:style-name="ce209"/>
          <table:table-cell table:style-name="ce211" table:formula="of:=['3. Final Testing'.E65]" office:value-type="string" office:string-value="MKY.IO.Ports.Test.SerialPort.ConnectionTest.TestDisconnectReconnect...() fail when running in sequence with previous tests, but pass when running as single test&#10;                                                                                                                                           =&gt; For each test: Close Nunit, reconfigure USB Hubs, then run test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                                                                            =&gt; For each test: Close Nunit, reconfigure USB Hubs, then run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6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style-name="ce211" table:formula="of:=['3. Final Testing'.E67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tests again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8]" office:value-type="string" office:string-value="YAT.Model.Test.ConnectionTest.TestDisconnectReconnectSerialPort fails when running in sequence with previous tests, passes when running as single test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9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70]" office:value-type="string" office:string-value="YAT.Model.Test.Transmission.*.IPLoopbacks for 'OnSpecificIPv4/6Interface' =&gt; Assert.Ignore() =&gt; yellow bar =&gt; Install/config of &quot;TAP-Win32 Adapter&quot; is required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71]" office:value-type="string" office:string-value="YAT.Model.Test.Transmission.MTSicsDeviceTest fail for COM and USB due to received XOn/XOff characters, handling/subtraction of them is required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72]" office:value-type="string" office:string-value="YAT.Model.Test.Transmission.OneWay.LoopbackSelfs fail at 'SingleNoEOL', 'DoubleNoEOL', 'StillEol3', 'Clear1/2' because Tx results in a line (DirChangeLineBreak)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73]" office:value-type="string" office:string-value="YAT.Model.Test.Transmission.Repeating.LoopbackSelfs fail at '*TwoWay' because Tx results in line(s) (DirChangeLineBreak)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74]" office:value-type="string" office:string-value="YAT.Model.Test.Transmission.TwoWay.LoopbackSelfs fail because Tx results in line(s) (DirChangeLineBreak)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75]" office:value-type="string" office:string-value="YAT.Settings.Test.FileVersionsTest [03] of V1.99.13/17/18/19 fail (bugs #232 and #246 &quot;Issues with [Alternate]TolerantXmlSerializer&quot;)" calcext:value-type="string">
            <text:p>YAT.Settings.Test.FileVersionsTest [03] of V1.99.13/17/18/19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76]" office:value-type="string" office:string-value="YAT.Settings.Test.FileVersionsTest [03] of V1.99.5x fail (bugs #232 and #246 &quot;Issues with [Alternate]TolerantXmlSerializer&quot;)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77]" office:value-type="string" office:string-value="YAT.View.Test.StressTest: Note #349 &quot;StressTest uses the current local user's application settings&quot;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If everything works fine (rarely the case…), run takes around 60 minute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6"/>
          <table:table-cell table:style-name="ce202" table:formula="of:=CONCATENATE([.A$3]; &quot;.&quot;; COUNTA([.B$5:.B81]); &quot;.&quot;)" office:value-type="string" office:string-value="1.4." calcext:value-type="string">
            <text:p>1.4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manual tests</text:p>
          </table:table-cell>
          <table:table-cell table:style-name="ce206"/>
          <table:table-cell table:style-name="ce219" office:value-type="time" office:time-value="PT06H00M00S" calcext:value-type="time">
            <text:p>06:00</text:p>
          </table:table-cell>
          <table:table-cell table:style-name="ce226"/>
          <table:table-cell table:style-name="ce219" table:formula="of:=MAX([.I$1:.I80])+[.G81]" office:value-type="time" office:time-value="PT15H00M00S" calcext:value-type="time">
            <text:p>15:00</text:p>
          </table:table-cell>
          <table:table-cell table:style-name="ce226"/>
          <table:table-cell table:style-name="ce166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3" table:formula="of:=CONCATENATE([.B$81]; COUNTA([.C$82:.C82]); &quot;.&quot;)" office:value-type="string" office:string-value="1.4.1." calcext:value-type="string">
            <text:p>1.4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Ensure to 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81]; COUNTA([.C$82:.C84]); &quot;.&quot;)" office:value-type="string" office:string-value="1.4.2." calcext:value-type="string">
            <text:p>1.4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3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173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5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2"/>
          <table:table-cell table:number-columns-repeated="2"/>
        </table:table-row>
        <table:table-row table:style-name="ro5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2"/>
          <table:table-cell table:number-columns-repeated="2"/>
        </table:table-row>
        <table:table-row table:style-name="ro6">
          <table:table-cell table:style-name="ce195" office:value-type="float" office:value="2" calcext:value-type="float">
            <text:p>2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Preparation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59])" office:value-type="time" office:time-value="PT01H40M00S" calcext:value-type="time">
            <text:p>01:40</text:p>
          </table:table-cell>
          <table:table-cell table:style-name="ce217" table:formula="of:=['1. Regression Testing'.$J$3]" office:value-type="time" office:time-value="PT15H00M00S" calcext:value-type="time">
            <text:p>15:00</text:p>
          </table:table-cell>
          <table:table-cell table:style-name="ce224" table:formula="of:=MAX([.I4:.I65559])" office:value-type="time" office:time-value="PT16H40M00S" calcext:value-type="time">
            <text:p>16:40</text:p>
          </table:table-cell>
          <table:table-cell table:style-name="ce229" table:number-columns-repeated="1012"/>
          <table:table-cell table:number-columns-repeated="2"/>
        </table:table-row>
        <table:table-row table:style-name="ro5">
          <table:table-cell table:style-name="ce196"/>
          <table:table-cell table:style-name="ce201"/>
          <table:table-cell table:number-columns-repeated="1022"/>
        </table:table-row>
        <table:table-row table:style-name="ro5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5H15M00S" calcext:value-type="time">
            <text:p>15:15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 calcext:value-type="string">
            <text:p>2.1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ALAZ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7]); &quot;.&quot;)" office:value-type="string" office:string-value="2.1.2." calcext:value-type="string">
            <text:p>2.1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etrtfwriter AssemblyInfo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0]); &quot;.&quot;)" office:value-type="string" office:string-value="2.1.3." calcext:value-type="string">
            <text:p>2.1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1]); &quot;.&quot;)" office:value-type="string" office:string-value="2.1.4." calcext:value-type="string">
            <text:p>2.1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2]); &quot;.&quot;)" office:value-type="string" office:string-value="2.1.5." calcext:value-type="string">
            <text:p>2.1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14]); &quot;.&quot;)" office:value-type="string" office:string-value="2.1.6." calcext:value-type="string">
            <text:p>2.1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(*.* throughout \Trunk\MKY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MKY Version 1.0.12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6]); &quot;.&quot;)" office:value-type="string" office:string-value="2.1.7." calcext:value-type="string">
            <text:p>2.1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(*.* throughout \Trunk\NUnit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NUnit Version 1.0.9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18]); &quot;.&quot;)" office:value-type="string" office:string-value="2.1.8." calcext:value-type="string">
            <text:p>2.1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(*.* throughout \Trunk\YAT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number-columns-repeated="4"/>
          <table:table-cell office:value-type="string" calcext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20]); &quot;.&quot;)" office:value-type="string" office:string-value="2.1.9." calcext:value-type="string">
            <text:p>2.1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all other file headers (*.cs throughout \Trunk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above versions, e.g. '1.99.33' and replace them accordingl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table:formula="of:=CONCATENATE([.B$5]; COUNTA([.C$6:.C22]); &quot;.&quot;)" office:value-type="string" office:string-value="2.1.10." calcext:value-type="string">
            <text:p>2.1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/>
          <table:table-cell table:style-name="ce65"/>
          <table:table-cell table:style-name="ce60" office:value-type="string" calcext:value-type="string">
            <text:p>&gt; Remove 'Developmen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5]; COUNTA([.C$6:.C24]); &quot;.&quot;)" office:value-type="string" office:string-value="2.1.11." calcext:value-type="string">
            <text:p>2.1.1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5]; COUNTA([.C$6:.C25]); &quot;.&quot;)" office:value-type="string" office:string-value="2.1.12." calcext:value-type="string">
            <text:p>2.1.1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29]); &quot;.&quot;)" office:value-type="string" office:string-value="2.2." calcext:value-type="string">
            <text:p>2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Set installation version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28])+[.G29]" office:value-type="time" office:time-value="PT15H20M00S" calcext:value-type="time">
            <text:p>15:20</text:p>
          </table:table-cell>
          <table:table-cell table:style-name="ce228"/>
          <table:table-cell table:style-name="ce166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03" table:formula="of:=CONCATENATE([.B$29]; COUNTA([.C$30:.C30]); &quot;.&quot;)" office:value-type="string" office:string-value="2.2.1." calcext:value-type="string">
            <text:p>2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29]; COUNTA([.C$30:.C31]); &quot;.&quot;)" office:value-type="string" office:string-value="2.2.2." calcext:value-type="string">
            <text:p>2.2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29]; COUNTA([.C$30:.C32]); &quot;.&quot;)" office:value-type="string" office:string-value="2.2.3." calcext:value-type="string">
            <text:p>2.2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29]; COUNTA([.C$30:.C33]); &quot;.&quot;)" office:value-type="string" office:string-value="2.2.4." calcext:value-type="string">
            <text:p>2.2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29]; COUNTA([.C$30:.C34]); &quot;.&quot;)" office:value-type="string" office:string-value="2.2.5." calcext:value-type="string">
            <text:p>2.2.5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02" table:formula="of:=CONCATENATE([.A$3]; &quot;.&quot;; COUNTA([.B$5:.B36]); &quot;.&quot;)" office:value-type="string" office:string-value="2.3." calcext:value-type="string">
            <text:p>2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Update settings defaults and schema in "YAT\!-Settings\!-Current"</text:p>
          </table:table-cell>
          <table:table-cell table:style-name="ce206"/>
          <table:table-cell table:style-name="ce219" office:value-type="time" office:time-value="PT00H30M00S" calcext:value-type="time">
            <text:p>00:30</text:p>
          </table:table-cell>
          <table:table-cell table:style-name="ce226"/>
          <table:table-cell table:style-name="ce219" table:formula="of:=MAX([.I$1:.I35])+[.G36]" office:value-type="time" office:time-value="PT15H50M00S" calcext:value-type="time">
            <text:p>15:50</text:p>
          </table:table-cell>
          <table:table-cell table:style-name="ce228"/>
          <table:table-cell table:number-columns-repeated="1014"/>
        </table:table-row>
        <table:table-row table:style-name="ro7">
          <table:table-cell table:number-columns-repeated="2"/>
          <table:table-cell table:style-name="ce203" table:formula="of:=CONCATENATE([.B$36]; COUNTA([.C$37:.C37]); &quot;.&quot;)" office:value-type="string" office:string-value="2.3.1." calcext:value-type="string">
            <text:p>2.3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40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40" office:value-type="string" calcext:value-type="string">
            <text:p><text:s text:c="7"/>Also note that test cases must be ran, the explicit test fixture cannot be r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43]); &quot;.&quot;)" office:value-type="string" office:string-value="2.3.2." calcext:value-type="string">
            <text:p>2.3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Diff <text:span text:style-name="T2">*SettingsDefault.xml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44]); &quot;.&quot;)" office:value-type="string" office:string-value="2.3.3." calcext:value-type="string">
            <text:p>2.3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45]); &quot;.&quot;)" office:value-type="string" office:string-value="2.3.4." calcext:value-type="string">
            <text:p>2.3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46]); &quot;.&quot;)" office:value-type="string" office:string-value="2.3.5." calcext:value-type="string">
            <text:p>2.3.5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If version has changed, create file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47]); &quot;.&quot;)" office:value-type="string" office:string-value="2.3.6." calcext:value-type="string">
            <text:p>2.3.6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Diff and verify <text:span text:style-name="T2">*SettingsDefault.xml</text:span> in det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LocalUser: Restore the &lt;Paths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Terminal: Restore the &lt;Log\Root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52]); &quot;.&quot;)" office:value-type="string" office:string-value="2.3.7." calcext:value-type="string">
            <text:p>2.3.7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ettingsSchema.xsd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Update default values if they have change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5">
          <table:table-cell table:style-name="ce166"/>
          <table:table-cell table:style-name="ce202" table:formula="of:=CONCATENATE([.A$3]; &quot;.&quot;; COUNTA([.B$5:.B55]); &quot;.&quot;)" office:value-type="string" office:string-value="2.4." calcext:value-type="string">
            <text:p>2.4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Add new settings defaults and schema to settings archive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54])+[.G55]" office:value-type="time" office:time-value="PT15H55M00S" calcext:value-type="time">
            <text:p>15:55</text:p>
          </table:table-cell>
          <table:table-cell table:style-name="ce228"/>
          <table:table-cell table:style-name="ce166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03" table:formula="of:=CONCATENATE([.B$55]; COUNTA([.C$56:.C56]); &quot;.&quot;)" office:value-type="string" office:string-value="2.4.1." calcext:value-type="string">
            <text:p>2.4.1.</text:p>
          </table:table-cell>
          <table:table-cell table:style-name="ce209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58]); &quot;.&quot;)" office:value-type="string" office:string-value="2.5." calcext:value-type="string">
            <text:p>2.5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Upgrade settings in settings archive "YAT\!-Settings\!-Current"</text:p>
          </table:table-cell>
          <table:table-cell table:style-name="ce206"/>
          <table:table-cell table:style-name="ce219" office:value-type="time" office:time-value="PT00H30M00S" calcext:value-type="time">
            <text:p>00:30</text:p>
          </table:table-cell>
          <table:table-cell table:style-name="ce226"/>
          <table:table-cell table:style-name="ce219" table:formula="of:=MAX([.I$1:.I57])+[.G58]" office:value-type="time" office:time-value="PT16H25M00S" calcext:value-type="time">
            <text:p>16:25</text:p>
          </table:table-cell>
          <table:table-cell table:style-name="ce228"/>
          <table:table-cell table:style-name="ce166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03" table:formula="of:=CONCATENATE([.B$58]; COUNTA([.C$59:.C59]); &quot;.&quot;)" office:value-type="string" office:string-value="2.5.1." calcext:value-type="string">
            <text:p>2.5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Prepare upgra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Delete all "YAT Local Settings" folders in "C:\Users\&lt;User&gt;\AppData\Local\YAT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Delete all terminal and workspac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Copy all terminal and workspace files of previous version to "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Connect all test devic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58]; COUNTA([.C$59:.C67]); &quot;.&quot;)" office:value-type="string" office:string-value="2.5.2." calcext:value-type="string">
            <text:p>2.5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Perform upgra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    &gt; For terminals, change <text:span text:style-name="T2">'Toolbar &gt; Radix'</text:span> to ensure that IO settings are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    &gt; For workspaces, change <text:span text:style-name="T2">'Window &gt; Always On Top'</text:span> to ensure that terminal settings are kep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Revert change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58]; COUNTA([.C$59:.C74]); &quot;.&quot;)" office:value-type="string" office:string-value="2.5.3." calcext:value-type="string">
            <text:p>2.5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76]); &quot;.&quot;)" office:value-type="string" office:string-value="2.6." calcext:value-type="string">
            <text:p>2.6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Add new settings to settings archive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75])+[.G76]" office:value-type="time" office:time-value="PT16H35M00S" calcext:value-type="time">
            <text:p>16:35</text:p>
          </table:table-cell>
          <table:table-cell table:style-name="ce228"/>
          <table:table-cell table:style-name="ce166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03" table:formula="of:=CONCATENATE([.B$76]; COUNTA([.C$77:.C77]); &quot;.&quot;)" office:value-type="string" office:string-value="2.6.1." calcext:value-type="string">
            <text:p>2.6.1.</text:p>
          </table:table-cell>
          <table:table-cell table:style-name="ce209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 table:formula="of:=CONCATENATE([.B$76]; COUNTA([.C$77:.C78]); &quot;.&quot;)" office:value-type="string" office:string-value="2.6.2." calcext:value-type="string">
            <text:p>2.6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 table:formula="of:=CONCATENATE([.B$76]; COUNTA([.C$77:.C79]); &quot;.&quot;)" office:value-type="string" office:string-value="2.6.3." calcext:value-type="string">
            <text:p>2.6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81]); &quot;.&quot;)" office:value-type="string" office:string-value="2.7." calcext:value-type="string">
            <text:p>2.7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build and commit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80])+[.G81]" office:value-type="time" office:time-value="PT16H40M00S" calcext:value-type="time">
            <text:p>16:40</text:p>
          </table:table-cell>
          <table:table-cell table:style-name="ce228"/>
          <table:table-cell table:style-name="ce166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03" table:formula="of:=CONCATENATE([.B$81]; COUNTA([.C$82:.C82]); &quot;.&quot;)" office:value-type="string" office:string-value="2.7.1." calcext:value-type="string">
            <text:p>2.7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81]; COUNTA([.C$82:.C83]); &quot;.&quot;)" office:value-type="string" office:string-value="2.7.2." calcext:value-type="string">
            <text:p>2.7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 table:number-rows-repeated="654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. Final Testing" table:style-name="ta1" table:print="false"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173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5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4"/>
        </table:table-row>
        <table:table-row table:style-name="ro5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4"/>
        </table:table-row>
        <table:table-row table:style-name="ro6">
          <table:table-cell table:style-name="ce195" office:value-type="float" office:value="3" calcext:value-type="float">
            <text:p>3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Final Testing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63])" office:value-type="time" office:time-value="PT01H30M00S" calcext:value-type="time">
            <text:p>01:30</text:p>
          </table:table-cell>
          <table:table-cell table:style-name="ce217" table:formula="of:=['2. Preparation'.$J$3]" office:value-type="time" office:time-value="PT16H40M00S" calcext:value-type="time">
            <text:p>16:40</text:p>
          </table:table-cell>
          <table:table-cell table:style-name="ce224" table:formula="of:=MAX([.I4:.I65563])" office:value-type="time" office:time-value="PT18H10M00S" calcext:value-type="time">
            <text:p>18:10</text:p>
          </table:table-cell>
          <table:table-cell table:style-name="ce229" table:number-columns-repeated="1014"/>
        </table:table-row>
        <table:table-row table:style-name="ro5">
          <table:table-cell table:style-name="ce196"/>
          <table:table-cell table:style-name="ce201"/>
          <table:table-cell table:number-columns-repeated="1022"/>
        </table:table-row>
        <table:table-row table:style-name="ro1">
          <table:table-cell/>
          <table:table-cell table:style-name="ce202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-Run coding style checks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4])+[.G5]" office:value-type="time" office:time-value="PT16H50M00S" calcext:value-type="time">
            <text:p>16:50</text:p>
          </table:table-cell>
          <table:table-cell table:style-name="ce226"/>
          <table:table-cell table:number-columns-repeated="1014"/>
        </table:table-row>
        <table:table-row table:style-name="ro1">
          <table:table-cell table:number-columns-repeated="2"/>
          <table:table-cell table:style-name="ce203" table:formula="of:=CONCATENATE([.B$5]; COUNTA([.C6:.C$6]); &quot;.&quot;)" office:value-type="string" office:string-value="3.1.1." calcext:value-type="string">
            <text:p>3.1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-Run assembly checks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13])+[.G14]" office:value-type="time" office:time-value="PT17H00M00S" calcext:value-type="time">
            <text:p>17:00</text:p>
          </table:table-cell>
          <table:table-cell table:style-name="ce228"/>
          <table:table-cell table:style-name="ce166" table:number-columns-repeated="1014"/>
        </table:table-row>
        <table:table-row table:style-name="ro7">
          <table:table-cell table:number-columns-repeated="2"/>
          <table:table-cell table:style-name="ce203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14]; COUNTA([.C$15:.C17]); &quot;.&quot;)" office:value-type="string" office:string-value="3.2.2." calcext:value-type="string">
            <text:p>3.2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26 expected warning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7">
          <table:table-cell table:number-columns-repeated="2"/>
          <table:table-cell table:style-name="ce203" table:formula="of:=CONCATENATE([.B$14]; COUNTA([.C$15:.C23]); &quot;.&quot;)" office:value-type="string" office:string-value="3.2.3." calcext:value-type="string">
            <text:p>3.2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7">
          <table:table-cell table:number-columns-repeated="2"/>
          <table:table-cell table:style-name="ce203" table:formula="of:=CONCATENATE([.B$14]; COUNTA([.C$15:.C26]); &quot;.&quot;)" office:value-type="string" office:string-value="3.2.4." calcext:value-type="string">
            <text:p>3.2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136 expected errors/warning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CA2214 : DoNotCallOverridableMethodsInConstructors @ 84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35]); &quot;.&quot;)" office:value-type="string" office:string-value="3.3." calcext:value-type="string">
            <text:p>3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-run automated tests</text:p>
          </table:table-cell>
          <table:table-cell table:style-name="ce206"/>
          <table:table-cell table:style-name="ce219" office:value-type="time" office:time-value="PT01H00M00S" calcext:value-type="time">
            <text:p>01:00</text:p>
          </table:table-cell>
          <table:table-cell table:style-name="ce226"/>
          <table:table-cell table:style-name="ce219" table:formula="of:=MAX([.I$1:.I34])+[.G35]" office:value-type="time" office:time-value="PT18H00M00S" calcext:value-type="time">
            <text:p>18:00</text:p>
          </table:table-cell>
          <table:table-cell table:style-name="ce228"/>
          <table:table-cell table:style-name="ce166" table:number-columns-repeated="1014"/>
        </table:table-row>
        <table:table-row table:style-name="ro7">
          <table:table-cell table:number-columns-repeated="2"/>
          <table:table-cell table:style-name="ce203" table:formula="of:=CONCATENATE([.B$35]; COUNTA([.C$36:.C36]); &quot;.&quot;)" office:value-type="string" office:string-value="3.3.1." calcext:value-type="string">
            <text:p>3.3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7">
          <table:table-cell table:number-columns-repeated="2"/>
          <table:table-cell table:style-name="ce203" table:formula="of:=CONCATENATE([.B$35]; COUNTA([.C$36:.C40]); &quot;.&quot;)" office:value-type="string" office:string-value="3.3.2." calcext:value-type="string">
            <text:p>3.3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'Release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7">
          <table:table-cell table:number-columns-repeated="2"/>
          <table:table-cell table:style-name="ce203" table:formula="of:=CONCATENATE([.B$35]; COUNTA([.C$36:.C42]); &quot;.&quot;)" office:value-type="string" office:string-value="3.3.3." calcext:value-type="string">
            <text:p>3.3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NUnit on 'Release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    &gt; "Project &gt; Configurations &gt; Release" <text:span text:style-name="T2">(Debug @ Regression + Release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MKY.Test (0'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MKY.IO.Serial.SerialPort.Test (0'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MKY.IO.Serial.Socket.Test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MKY.IO.Serial.Usb.Test (0'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MKY.IO.Usb.Test (0'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YAT.Domain.Test (5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<text:s text:c="4"/>&gt; Clear/Connection/FileHandling/Start/Stress (1'5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<text:s text:c="8"/>&gt; MTSicsDevice (1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<text:s text:c="8"/>&gt; One/Two/Repeating (several minutes, depending on Assert.Ignore(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YAT.View.Test (2'40''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                                                                            =&gt; For each test: Close Nunit, reconfigure USB Hubs, then run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Settings.Test.FileVersionsTest [03] of V1.99.13/17/18/19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If everything works fine (rarely the case…), run takes around 60 minutes, and there should be no more find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81]); &quot;.&quot;)" office:value-type="string" office:string-value="3.4." calcext:value-type="string">
            <text:p>3.4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Check and commit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80])+[.G81]" office:value-type="time" office:time-value="PT18H10M00S" calcext:value-type="time">
            <text:p>18:10</text:p>
          </table:table-cell>
          <table:table-cell table:style-name="ce228"/>
          <table:table-cell table:style-name="ce166" table:number-columns-repeated="1014"/>
        </table:table-row>
        <table:table-row table:style-name="ro7">
          <table:table-cell table:number-columns-repeated="2"/>
          <table:table-cell table:style-name="ce203" table:formula="of:=CONCATENATE([.B$81]; COUNTA([.C$82:.C82]); &quot;.&quot;)" office:value-type="string" office:string-value="3.4.1." calcext:value-type="string">
            <text:p>3.4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7">
          <table:table-cell table:style-name="ce211"/>
          <table:table-cell table:style-name="ce167" table:number-columns-repeated="2"/>
          <table:table-cell table:style-name="ce256"/>
          <table:table-cell table:style-name="ce211" office:value-type="string" calcext:value-type="string">
            <text:p>115 occurrences totally expected in ArgsHandler, Diagnostics, Usb, Hid,...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7" table:number-columns-repeated="2"/>
          <table:table-cell table:style-name="ce256"/>
          <table:table-cell table:style-name="ce211" table:number-columns-repeated="2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7"/>
          <table:table-cell table:style-name="ce203" table:formula="of:=CONCATENATE([.B$81]; COUNTA([.C$82:.C88]); &quot;.&quot;)" office:value-type="string" office:string-value="3.4.2." calcext:value-type="string">
            <text:p>3.4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7" table:number-columns-repeated="2"/>
          <table:table-cell table:style-name="ce209"/>
          <table:table-cell office:value-type="string" calcext:value-type="string">
            <text:p>&gt; Match case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7" table:number-columns-repeated="2"/>
          <table:table-cell table:style-name="ce209"/>
          <table:table-cell office:value-type="string" calcext:value-type="string">
            <text:p>&gt; No match whole word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7" table:number-columns-repeated="2"/>
          <table:table-cell table:style-name="ce209"/>
          <table:table-cell/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7" table:number-columns-repeated="2"/>
          <table:table-cell table:style-name="ce256"/>
          <table:table-cell table:style-name="ce211" office:value-type="string" calcext:value-type="string">
            <text:p>239 occurrences totally expected in Diagnostics and Serializer, as well as many test assemblies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5">
          <table:table-cell table:number-columns-repeated="2"/>
          <table:table-cell table:style-name="ce203" table:formula="of:=CONCATENATE([.B$81]; COUNTA([.C$82:.C94]); &quot;.&quot;)" office:value-type="string" office:string-value="3.4.3." calcext:value-type="string">
            <text:p>3.4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5" table:number-rows-repeated="6547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78"/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5" table:default-cell-style-name="ce78"/>
        <table:table-column table:style-name="co17" table:number-columns-repeated="4" table:default-cell-style-name="ce78"/>
        <table:table-column table:style-name="co11" table:number-columns-repeated="1014" table:default-cell-style-name="ce78"/>
        <table:table-row table:style-name="ro5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5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6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2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8H10M00S" calcext:value-type="time">
            <text:p>18:10</text:p>
          </table:table-cell>
          <table:table-cell table:style-name="ce100" table:formula="of:=MAX([.I4:.I65512])" office:value-type="time" office:time-value="PT18H50M00S" calcext:value-type="time">
            <text:p>18:50</text:p>
          </table:table-cell>
          <table:table-cell table:style-name="ce104" table:number-columns-repeated="1014"/>
        </table:table-row>
        <table:table-row table:style-name="ro5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8H20M00S" calcext:value-type="time">
            <text:p>18:20</text:p>
          </table:table-cell>
          <table:table-cell table:style-name="ce102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10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9])+[.G10]" office:value-type="time" office:time-value="PT18H30M00S" calcext:value-type="time">
            <text:p>18:3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0]; COUNTA([.C$11:.C11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0]; COUNTA([.C$11:.C12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0]; COUNTA([.C$11:.C13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0]; COUNTA([.C$11:.C14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19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Build packages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8])+[.G19]" office:value-type="time" office:time-value="PT18H50M00S" calcext:value-type="time">
            <text:p>18:5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0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2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 with Prerequisite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4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ALL configuration for ALL target platform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7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9]; COUNTA([.C$20:.C31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AnyCPU"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98303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173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5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4"/>
        </table:table-row>
        <table:table-row table:style-name="ro5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4"/>
        </table:table-row>
        <table:table-row table:style-name="ro6">
          <table:table-cell table:style-name="ce195" office:value-type="float" office:value="5" calcext:value-type="float">
            <text:p>5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Installation Testing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499])" office:value-type="time" office:time-value="PT00H40M00S" calcext:value-type="time">
            <text:p>00:40</text:p>
          </table:table-cell>
          <table:table-cell table:style-name="ce217" table:formula="of:=['4. Build'.$J$3]" office:value-type="time" office:time-value="PT18H50M00S" calcext:value-type="time">
            <text:p>18:50</text:p>
          </table:table-cell>
          <table:table-cell table:style-name="ce224" table:formula="of:=MAX([.I4:.I65499])" office:value-type="time" office:time-value="PT19H25M00S" calcext:value-type="time">
            <text:p>19:25</text:p>
          </table:table-cell>
          <table:table-cell table:style-name="ce229" table:number-columns-repeated="1014"/>
        </table:table-row>
        <table:table-row table:style-name="ro5">
          <table:table-cell table:style-name="ce196"/>
          <table:table-cell table:style-name="ce201"/>
          <table:table-cell table:number-columns-repeated="1022"/>
        </table:table-row>
        <table:table-row table:style-name="ro5">
          <table:table-cell table:style-name="ce166"/>
          <table:table-cell table:style-name="ce202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Preparation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4])+[.G5]" office:value-type="time" office:time-value="PT18H55M00S" calcext:value-type="time">
            <text:p>18:55</text:p>
          </table:table-cell>
          <table:table-cell table:style-name="ce226"/>
          <table:table-cell table:style-name="ce166" table:number-columns-repeated="1014"/>
        </table:table-row>
        <table:table-row table:style-name="ro5">
          <table:table-cell table:number-columns-repeated="2"/>
          <table:table-cell table:style-name="ce203" table:formula="of:=CONCATENATE([.B$5]; COUNTA([.C$6:.C6]); &quot;.&quot;)" office:value-type="string" office:string-value="5.1.1." calcext:value-type="string">
            <text:p>5.1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5]; COUNTA([.C$6:.C8]); &quot;.&quot;)" office:value-type="string" office:string-value="5.1.2." calcext:value-type="string">
            <text:p>5.1.2.</text:p>
          </table:table-cell>
          <table:table-cell table:style-name="ce209" office:value-type="string" calcext:value-type="string">
            <text:p></text:p>
          </table:table-cell>
          <table:table-cell table:style-name="ce182" office:value-type="string" calcext:value-type="string">
            <text:p>Ensure that previous Local User Settings are availa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82" office:value-type="string" calcext:value-type="string">
            <text:p>Ensure that current Local User Settings delet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02" table:formula="of:=CONCATENATE([.A$3]; &quot;.&quot;; COUNTA([.B$5:.B11]); &quot;.&quot;)" office:value-type="string" office:string-value="5.2." calcext:value-type="string">
            <text:p>5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Installation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10])+[.G11]" office:value-type="time" office:time-value="PT19H00M00S" calcext:value-type="time">
            <text:p>19:00</text:p>
          </table:table-cell>
          <table:table-cell table:style-name="ce226"/>
          <table:table-cell table:number-columns-repeated="1014"/>
        </table:table-row>
        <table:table-row table:style-name="ro1">
          <table:table-cell table:number-columns-repeated="2"/>
          <table:table-cell table:style-name="ce203" table:formula="of:=CONCATENATE([.B$11]; COUNTA([.C$12:.C12]); &quot;.&quot;)" office:value-type="string" office:string-value="5.2.1." calcext:value-type="string">
            <text:p>5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14]); &quot;.&quot;)" office:value-type="string" office:string-value="5.3." calcext:value-type="string">
            <text:p>5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manual after-installation tests</text:p>
          </table:table-cell>
          <table:table-cell table:style-name="ce206"/>
          <table:table-cell table:style-name="ce219" office:value-type="time" office:time-value="PT00H30M00S" calcext:value-type="time">
            <text:p>00:30</text:p>
          </table:table-cell>
          <table:table-cell table:style-name="ce226"/>
          <table:table-cell table:style-name="ce219" table:formula="of:=MAX([.I$1:.I10])+[.G14]" office:value-type="time" office:time-value="PT19H25M00S" calcext:value-type="time">
            <text:p>19:25</text:p>
          </table:table-cell>
          <table:table-cell table:style-name="ce228"/>
          <table:table-cell table:style-name="ce166" table:number-columns-repeated="1014"/>
        </table:table-row>
        <table:table-row table:style-name="ro5">
          <table:table-cell table:number-columns-repeated="2"/>
          <table:table-cell table:style-name="ce203" table:formula="of:=CONCATENATE([.B$14]; COUNTA([.C$15:.C15]); &quot;.&quot;)" office:value-type="string" office:string-value="5.3.1." calcext:value-type="string">
            <text:p>5.3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5" table:number-rows-repeated="65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173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5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4"/>
        </table:table-row>
        <table:table-row table:style-name="ro5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4"/>
        </table:table-row>
        <table:table-row table:style-name="ro6">
          <table:table-cell table:style-name="ce195" office:value-type="float" office:value="6" calcext:value-type="float">
            <text:p>6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Packaging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04])" office:value-type="time" office:time-value="PT00H30M00S" calcext:value-type="time">
            <text:p>00:30</text:p>
          </table:table-cell>
          <table:table-cell table:style-name="ce217" table:formula="of:=['5. Installation Testing'.$J$3]" office:value-type="time" office:time-value="PT19H25M00S" calcext:value-type="time">
            <text:p>19:25</text:p>
          </table:table-cell>
          <table:table-cell table:style-name="ce224" table:formula="of:=MAX([.I4:.I65504])" office:value-type="time" office:time-value="PT19H55M00S" calcext:value-type="time">
            <text:p>19:55</text:p>
          </table:table-cell>
          <table:table-cell table:style-name="ce229" table:number-columns-repeated="1014"/>
        </table:table-row>
        <table:table-row table:style-name="ro5">
          <table:table-cell table:style-name="ce196"/>
          <table:table-cell table:style-name="ce201"/>
          <table:table-cell table:number-columns-repeated="1022"/>
        </table:table-row>
        <table:table-row table:style-name="ro5">
          <table:table-cell table:style-name="ce166"/>
          <table:table-cell table:style-name="ce202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Commit and tag YAT</text:p>
          </table:table-cell>
          <table:table-cell table:style-name="ce206"/>
          <table:table-cell table:style-name="ce219" office:value-type="time" office:time-value="PT00H15M00S" calcext:value-type="time">
            <text:p>00:15</text:p>
          </table:table-cell>
          <table:table-cell table:style-name="ce226"/>
          <table:table-cell table:style-name="ce219" table:formula="of:=MAX([.I$1:.I4])+[.G5]" office:value-type="time" office:time-value="PT19H40M00S" calcext:value-type="time">
            <text:p>19:40</text:p>
          </table:table-cell>
          <table:table-cell table:style-name="ce228"/>
          <table:table-cell table:style-name="ce166" table:number-columns-repeated="1014"/>
        </table:table-row>
        <table:table-row table:style-name="ro5">
          <table:table-cell table:number-columns-repeated="2"/>
          <table:table-cell table:style-name="ce203" table:formula="of:=CONCATENATE([.B$5]; COUNTA([.C$6:.C6]); &quot;.&quot;)" office:value-type="string" office:string-value="6.1.1." calcext:value-type="string">
            <text:p>6.1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5]; COUNTA([.C$6:.C8]); &quot;.&quot;)" office:value-type="string" office:string-value="6.1.2." calcext:value-type="string">
            <text:p>6.1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5]; COUNTA([.C$6:.C9]); &quot;.&quot;)" office:value-type="string" office:string-value="6.1.3." calcext:value-type="string">
            <text:p>6.1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3"/>&gt; Unfold 'tags'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<text:s text:c="6"/>&gt; Check new tag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Pack YAT</text:p>
          </table:table-cell>
          <table:table-cell table:style-name="ce206"/>
          <table:table-cell table:style-name="ce219" office:value-type="time" office:time-value="PT00H15M00S" calcext:value-type="time">
            <text:p>00:15</text:p>
          </table:table-cell>
          <table:table-cell table:style-name="ce226"/>
          <table:table-cell table:style-name="ce219" table:formula="of:=MAX([.I$1:.I16])+[.G18]" office:value-type="time" office:time-value="PT19H55M00S" calcext:value-type="time">
            <text:p>19:55</text:p>
          </table:table-cell>
          <table:table-cell table:style-name="ce228"/>
          <table:table-cell table:style-name="ce166" table:number-columns-repeated="1014"/>
        </table:table-row>
        <table:table-row table:style-name="ro5">
          <table:table-cell table:number-columns-repeated="2"/>
          <table:table-cell table:style-name="ce203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18]; COUNTA([.C$19:.C20]); &quot;.&quot;)" office:value-type="string" office:string-value="6.2.2." calcext:value-type="string">
            <text:p>6.2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reate the 6 according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64_(64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86_(32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64_(64-bit)_binaries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86_(32-bit)_binaries.zip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5" table:number-rows-repeated="6550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35"/>
        <table:table-column table:style-name="co14" table:default-cell-style-name="Default"/>
        <table:table-column table:style-name="co15" table:default-cell-style-name="ce171"/>
        <table:table-column table:style-name="co16" table:default-cell-style-name="Default"/>
        <table:table-column table:style-name="co5" table:default-cell-style-name="Default"/>
        <table:table-column table:style-name="co17" table:default-cell-style-name="ce252"/>
        <table:table-column table:style-name="co17" table:default-cell-style-name="ce259"/>
        <table:table-column table:style-name="co17" table:default-cell-style-name="ce252"/>
        <table:table-column table:style-name="co17" table:default-cell-style-name="ce259"/>
        <table:table-column table:style-name="co11" table:number-columns-repeated="1014" table:default-cell-style-name="Default"/>
        <table:table-row table:style-name="ro5">
          <table:table-cell table:style-name="ce190"/>
          <table:table-cell table:style-name="ce230" table:number-columns-repeated="4"/>
          <table:table-cell table:style-name="ce247" office:value-type="string" calcext:value-type="string">
            <text:p>Duration</text:p>
          </table:table-cell>
          <table:table-cell table:style-name="ce249" office:value-type="string" calcext:value-type="string">
            <text:p>Step</text:p>
          </table:table-cell>
          <table:table-cell table:style-name="ce255"/>
          <table:table-cell table:style-name="ce249" office:value-type="string" calcext:value-type="string">
            <text:p>Total</text:p>
          </table:table-cell>
          <table:table-cell table:style-name="ce255"/>
          <table:table-cell table:style-name="ce230" table:number-columns-repeated="1014"/>
        </table:table-row>
        <table:table-row table:style-name="ro5">
          <table:table-cell table:style-name="ce191"/>
          <table:table-cell table:style-name="ce231" table:number-columns-repeated="4"/>
          <table:table-cell table:style-name="ce248"/>
          <table:table-cell table:style-name="ce250"/>
          <table:table-cell table:style-name="ce257"/>
          <table:table-cell table:style-name="ce250"/>
          <table:table-cell table:style-name="ce257"/>
          <table:table-cell table:style-name="ce231" table:number-columns-repeated="1014"/>
        </table:table-row>
        <table:table-row table:style-name="ro6">
          <table:table-cell table:style-name="ce192" office:value-type="float" office:value="7" calcext:value-type="float">
            <text:p>7.</text:p>
          </table:table-cell>
          <table:table-cell table:style-name="ce232"/>
          <table:table-cell table:style-name="ce237"/>
          <table:table-cell table:style-name="ce239"/>
          <table:table-cell table:style-name="ce232" office:value-type="string" calcext:value-type="string">
            <text:p>Upload</text:p>
          </table:table-cell>
          <table:table-cell table:style-name="ce237"/>
          <table:table-cell table:style-name="ce251" office:value-type="time" office:time-value="PT00H00M00S" calcext:value-type="time">
            <text:p>00:00</text:p>
          </table:table-cell>
          <table:table-cell table:style-name="ce258" table:formula="of:=[.G3]+SUM([.G4:.G65514])" office:value-type="time" office:time-value="PT01H20M00S" calcext:value-type="time">
            <text:p>01:20</text:p>
          </table:table-cell>
          <table:table-cell table:style-name="ce251" table:formula="of:=['5. Installation Testing'.$J$3]" office:value-type="time" office:time-value="PT19H25M00S" calcext:value-type="time">
            <text:p>19:25</text:p>
          </table:table-cell>
          <table:table-cell table:style-name="ce258" table:formula="of:=MAX([.I4:.I65514])" office:value-type="time" office:time-value="PT20H45M00S" calcext:value-type="time">
            <text:p>20:45</text:p>
          </table:table-cell>
          <table:table-cell table:style-name="ce263" table:number-columns-repeated="1014"/>
        </table:table-row>
        <table:table-row table:style-name="ro5">
          <table:table-cell table:style-name="ce215"/>
          <table:table-cell table:style-name="ce233"/>
          <table:table-cell table:number-columns-repeated="1022"/>
        </table:table-row>
        <table:table-row table:style-name="ro1">
          <table:table-cell table:style-name="ce162"/>
          <table:table-cell table:style-name="ce234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Update statistics</text:p>
          </table:table-cell>
          <table:table-cell table:style-name="ce238"/>
          <table:table-cell table:style-name="ce253" office:value-type="time" office:time-value="PT00H20M00S" calcext:value-type="time">
            <text:p>00:20</text:p>
          </table:table-cell>
          <table:table-cell table:style-name="ce260"/>
          <table:table-cell table:style-name="ce253" table:formula="of:=MAX([.I$1:.I4])+[.G5]" office:value-type="time" office:time-value="PT19H45M00S" calcext:value-type="time">
            <text:p>19:45</text:p>
          </table:table-cell>
          <table:table-cell table:style-name="ce260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35" table:formula="of:=CONCATENATE([.B$5]; COUNTA([.C$6:.C6]); &quot;.&quot;)" office:value-type="string" office:string-value="7.1.1." calcext:value-type="string">
            <text:p>7.1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table:number-columns-repeated="1020"/>
        </table:table-row>
        <table:table-row table:style-name="ro1">
          <table:table-cell table:style-name="ce162"/>
          <table:table-cell table:style-name="ce234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Prepare upload</text:p>
          </table:table-cell>
          <table:table-cell table:style-name="ce238"/>
          <table:table-cell table:style-name="ce253" office:value-type="time" office:time-value="PT00H10M00S" calcext:value-type="time">
            <text:p>00:10</text:p>
          </table:table-cell>
          <table:table-cell table:style-name="ce260"/>
          <table:table-cell table:style-name="ce253" table:formula="of:=MAX([.I$1:.I7])+[.G8]" office:value-type="time" office:time-value="PT19H55M00S" calcext:value-type="time">
            <text:p>19:55</text:p>
          </table:table-cell>
          <table:table-cell table:style-name="ce262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35" table:formula="of:=CONCATENATE([.B$8]; COUNTA([.C$9:.C9]); &quot;.&quot;)" office:value-type="string" office:string-value="7.2.1." calcext:value-type="string">
            <text:p>7.2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8]; COUNTA([.C$9:.C10]); &quot;.&quot;)" office:value-type="string" office:string-value="7.2.2." calcext:value-type="string">
            <text:p>7.2.2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Go to 'SourceForge &gt; YAT &gt; File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8]; COUNTA([.C$9:.C11]); &quot;.&quot;)" office:value-type="string" office:string-value="7.2.3." calcext:value-type="string">
            <text:p>7.2.3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Add archive folder (e.g. "Version 1.99.32 - YAT 2.0 Gamma 1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8]; COUNTA([.C$9:.C12]); &quot;.&quot;)" office:value-type="string" office:string-value="7.2.4." calcext:value-type="string">
            <text:p>7.2.4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Move current to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1"/>
          <table:table-cell table:number-columns-repeated="1020"/>
        </table:table-row>
        <table:table-row table:style-name="ro7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34" table:formula="of:=CONCATENATE([.A$3]; &quot;.&quot;; COUNTA([.B$5:.B17]); &quot;.&quot;)" office:value-type="string" office:string-value="7.3." calcext:value-type="string">
            <text:p>7.3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Add release</text:p>
          </table:table-cell>
          <table:table-cell table:style-name="ce238"/>
          <table:table-cell table:style-name="ce253" office:value-type="time" office:time-value="PT00H30M00S" calcext:value-type="time">
            <text:p>00:30</text:p>
          </table:table-cell>
          <table:table-cell table:style-name="ce260"/>
          <table:table-cell table:style-name="ce253" table:formula="of:=MAX([.I$1:.I16])+[.G17]" office:value-type="time" office:time-value="PT20H25M00S" calcext:value-type="time">
            <text:p>20:25</text:p>
          </table:table-cell>
          <table:table-cell table:style-name="ce262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35" table:formula="of:=CONCATENATE([.B$17]; COUNTA([.C$18:.C18]); &quot;.&quot;)" office:value-type="string" office:string-value="7.3.1." calcext:value-type="string">
            <text:p>7.3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1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Intended order: RelNotes – x86 bin – x64 bin – x86.NET – x86 – x64.NET – x64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Upload takes approx. 20 minutes (for ~460 MB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17]; COUNTA([.C$18:.C22]); &quot;.&quot;)" office:value-type="string" office:string-value="7.3.2." calcext:value-type="string">
            <text:p>7.3.2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17]; COUNTA([.C$18:.C23]); &quot;.&quot;)" office:value-type="string" office:string-value="7.3.3." calcext:value-type="string">
            <text:p>7.3.3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Also upload release notes to the archive fold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table:number-columns-repeated="1020"/>
        </table:table-row>
        <table:table-row table:style-name="ro5">
          <table:table-cell table:style-name="ce162"/>
          <table:table-cell table:style-name="ce234" table:formula="of:=CONCATENATE([.A$3]; &quot;.&quot;; COUNTA([.B$5:.B25]); &quot;.&quot;)" office:value-type="string" office:string-value="7.4." calcext:value-type="string">
            <text:p>7.4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Check release and release notes</text:p>
          </table:table-cell>
          <table:table-cell table:style-name="ce238"/>
          <table:table-cell table:style-name="ce253" office:value-type="time" office:time-value="PT00H10M00S" calcext:value-type="time">
            <text:p>00:10</text:p>
          </table:table-cell>
          <table:table-cell table:style-name="ce260"/>
          <table:table-cell table:style-name="ce253" table:formula="of:=MAX([.I$1:.I24])+[.G25]" office:value-type="time" office:time-value="PT20H35M00S" calcext:value-type="time">
            <text:p>20:35</text:p>
          </table:table-cell>
          <table:table-cell table:style-name="ce262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35" table:formula="of:=CONCATENATE([.B$25]; COUNTA([.C$26:.C26]); &quot;.&quot;)" office:value-type="string" office:string-value="7.4.1." calcext:value-type="string">
            <text:p>7.4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25]; COUNTA([.C$26:.C28]); &quot;.&quot;)" office:value-type="string" office:string-value="7.4.2." calcext:value-type="string">
            <text:p>7.4.2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25]; COUNTA([.C$26:.C29]); &quot;.&quot;)" office:value-type="string" office:string-value="7.4.3." calcext:value-type="string">
            <text:p>7.4.3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Download all files with Internet Explor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35" table:formula="of:=CONCATENATE([.B$25]; COUNTA([.C$26:.C31]); &quot;.&quot;)" office:value-type="string" office:string-value="7.4.4." calcext:value-type="string">
            <text:p>7.4.4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34" table:formula="of:=CONCATENATE([.A$3]; &quot;.&quot;; COUNTA([.B$5:.B34]); &quot;.&quot;)" office:value-type="string" office:string-value="7.5." calcext:value-type="string">
            <text:p>7.5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Feature request and bug trackers</text:p>
          </table:table-cell>
          <table:table-cell table:style-name="ce238"/>
          <table:table-cell table:style-name="ce253" office:value-type="time" office:time-value="PT00H10M00S" calcext:value-type="time">
            <text:p>00:10</text:p>
          </table:table-cell>
          <table:table-cell table:style-name="ce260"/>
          <table:table-cell table:style-name="ce253" table:formula="of:=MAX([.I$1:.I33])+[.G34]" office:value-type="time" office:time-value="PT20H45M00S" calcext:value-type="time">
            <text:p>20:45</text:p>
          </table:table-cell>
          <table:table-cell table:style-name="ce262"/>
          <table:table-cell table:number-columns-repeated="1014"/>
        </table:table-row>
        <table:table-row table:style-name="ro5">
          <table:table-cell table:number-columns-repeated="2"/>
          <table:table-cell table:style-name="ce235" table:formula="of:=CONCATENATE([.B$34]; COUNTA([.C$35:.C35]); &quot;.&quot;)" office:value-type="string" office:string-value="7.5.1." calcext:value-type="string">
            <text:p>7.5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5" table:number-rows-repeated="6550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35"/>
        <table:table-column table:style-name="co14" table:default-cell-style-name="Default"/>
        <table:table-column table:style-name="co15" table:default-cell-style-name="ce171"/>
        <table:table-column table:style-name="co16" table:default-cell-style-name="Default"/>
        <table:table-column table:style-name="co5" table:default-cell-style-name="Default"/>
        <table:table-column table:style-name="co17" table:default-cell-style-name="ce252"/>
        <table:table-column table:style-name="co17" table:default-cell-style-name="ce259"/>
        <table:table-column table:style-name="co17" table:default-cell-style-name="ce252"/>
        <table:table-column table:style-name="co17" table:default-cell-style-name="ce259"/>
        <table:table-column table:style-name="co11" table:number-columns-repeated="1014" table:default-cell-style-name="Default"/>
        <table:table-row table:style-name="ro5">
          <table:table-cell table:style-name="ce190"/>
          <table:table-cell table:style-name="ce230" table:number-columns-repeated="4"/>
          <table:table-cell table:style-name="ce247" office:value-type="string" calcext:value-type="string">
            <text:p>Duration</text:p>
          </table:table-cell>
          <table:table-cell table:style-name="ce249" office:value-type="string" calcext:value-type="string">
            <text:p>Step</text:p>
          </table:table-cell>
          <table:table-cell table:style-name="ce255"/>
          <table:table-cell table:style-name="ce249" office:value-type="string" calcext:value-type="string">
            <text:p>Total</text:p>
          </table:table-cell>
          <table:table-cell table:style-name="ce255"/>
          <table:table-cell table:style-name="ce230" table:number-columns-repeated="1014"/>
        </table:table-row>
        <table:table-row table:style-name="ro5">
          <table:table-cell table:style-name="ce191"/>
          <table:table-cell table:style-name="ce231" table:number-columns-repeated="4"/>
          <table:table-cell table:style-name="ce248"/>
          <table:table-cell table:style-name="ce250"/>
          <table:table-cell table:style-name="ce257"/>
          <table:table-cell table:style-name="ce250"/>
          <table:table-cell table:style-name="ce257"/>
          <table:table-cell table:style-name="ce231" table:number-columns-repeated="1014"/>
        </table:table-row>
        <table:table-row table:style-name="ro6">
          <table:table-cell table:style-name="ce192" office:value-type="float" office:value="8" calcext:value-type="float">
            <text:p>8.</text:p>
          </table:table-cell>
          <table:table-cell table:style-name="ce232"/>
          <table:table-cell table:style-name="ce237"/>
          <table:table-cell table:style-name="ce239"/>
          <table:table-cell table:style-name="ce232" office:value-type="string" calcext:value-type="string">
            <text:p>Finalization</text:p>
          </table:table-cell>
          <table:table-cell table:style-name="ce237"/>
          <table:table-cell table:style-name="ce251" office:value-type="time" office:time-value="PT00H00M00S" calcext:value-type="time">
            <text:p>00:00</text:p>
          </table:table-cell>
          <table:table-cell table:style-name="ce258" table:formula="of:=[.G3]+SUM([.G4:.G65539])" office:value-type="time" office:time-value="PT01H55M00S" calcext:value-type="time">
            <text:p>01:55</text:p>
          </table:table-cell>
          <table:table-cell table:style-name="ce251" table:formula="of:=['7. Upload'.$J$3]" office:value-type="time" office:time-value="PT20H45M00S" calcext:value-type="time">
            <text:p>20:45</text:p>
          </table:table-cell>
          <table:table-cell table:style-name="ce258" table:formula="of:=MAX([.I4:.I65539])" office:value-type="time" office:time-value="PT22H35M00S" calcext:value-type="time">
            <text:p>22:35</text:p>
          </table:table-cell>
          <table:table-cell table:style-name="ce263" table:number-columns-repeated="1014"/>
        </table:table-row>
        <table:table-row table:style-name="ro5">
          <table:table-cell table:style-name="ce215"/>
          <table:table-cell table:style-name="ce233"/>
          <table:table-cell table:number-columns-repeated="1022"/>
        </table:table-row>
        <table:table-row table:style-name="ro5">
          <table:table-cell table:style-name="ce162"/>
          <table:table-cell table:style-name="ce234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Submit news</text:p>
          </table:table-cell>
          <table:table-cell table:style-name="ce238"/>
          <table:table-cell table:style-name="ce253" office:value-type="time" office:time-value="PT00H15M00S" calcext:value-type="time">
            <text:p>00:15</text:p>
          </table:table-cell>
          <table:table-cell table:style-name="ce260"/>
          <table:table-cell table:style-name="ce253" table:formula="of:=MAX([.I$1:.I4])+[.G5]" office:value-type="time" office:time-value="PT21H00M00S" calcext:value-type="time">
            <text:p>21:00</text:p>
          </table:table-cell>
          <table:table-cell table:style-name="ce260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35" table:formula="of:=CONCATENATE([.B$5]; COUNTA([.C$6:.C6]); &quot;.&quot;)" office:value-type="string" office:string-value="8.1.1." calcext:value-type="string">
            <text:p>8.1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5]; COUNTA([.C$6:.C7]); &quot;.&quot;)" office:value-type="string" office:string-value="8.1.2." calcext:value-type="string">
            <text:p>8.1.2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35"/>
          <table:table-cell table:style-name="ce241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table:number-columns-repeated="1020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34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Send e-mail to the YAT mailing list (Attention: Mail delay up to 60 min !!!)</text:p>
          </table:table-cell>
          <table:table-cell table:style-name="ce238"/>
          <table:table-cell table:style-name="ce253" office:value-type="time" office:time-value="PT00H15M00S" calcext:value-type="time">
            <text:p>00:15</text:p>
          </table:table-cell>
          <table:table-cell table:style-name="ce260"/>
          <table:table-cell table:style-name="ce253" table:formula="of:=MAX([.I$1:.I15])+[.G16]" office:value-type="time" office:time-value="PT21H15M00S" calcext:value-type="time">
            <text:p>21:15</text:p>
          </table:table-cell>
          <table:table-cell table:style-name="ce262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35" table:formula="of:=CONCATENATE([.B$16]; COUNTA([.C$17:.C17]); &quot;.&quot;)" office:value-type="string" office:string-value="8.2.1." calcext:value-type="string">
            <text:p>8.2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Make sure that links are updated completely, i.e. link text and link itself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16]; COUNTA([.C$17:.C20]); &quot;.&quot;)" office:value-type="string" office:string-value="8.2.2." calcext:value-type="string">
            <text:p>8.2.2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35" table:formula="of:=CONCATENATE([.B$16]; COUNTA([.C$17:.C21]); &quot;.&quot;)" office:value-type="string" office:string-value="8.2.3." calcext:value-type="string">
            <text:p>8.2.3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35" table:formula="of:=CONCATENATE([.B$16]; COUNTA([.C$17:.C22]); &quot;.&quot;)" office:value-type="string" office:string-value="8.2.4." calcext:value-type="string">
            <text:p>8.2.4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16]; COUNTA([.C$17:.C23]); &quot;.&quot;)" office:value-type="string" office:string-value="8.2.5." calcext:value-type="string">
            <text:p>8.2.5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16]; COUNTA([.C$17:.C25]); &quot;.&quot;)" office:value-type="string" office:string-value="8.2.6." calcext:value-type="string">
            <text:p>8.2.6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16]; COUNTA([.C$17:.C27]); &quot;.&quot;)" office:value-type="string" office:string-value="8.2.7." calcext:value-type="string">
            <text:p>8.2.7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16]; COUNTA([.C$17:.C28]); &quot;.&quot;)" office:value-type="string" office:string-value="8.2.8." calcext:value-type="string">
            <text:p>8.2.8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(Accept e-mail as moderator in mailman if need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Has not been necessary for recent releas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34" table:formula="of:=CONCATENATE([.A$3]; &quot;.&quot;; COUNTA([.B$5:.B31]); &quot;.&quot;)" office:value-type="string" office:string-value="8.3." calcext:value-type="string">
            <text:p>8.3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Cleanup</text:p>
          </table:table-cell>
          <table:table-cell table:style-name="ce238"/>
          <table:table-cell table:style-name="ce253" office:value-type="time" office:time-value="PT00H05M00S" calcext:value-type="time">
            <text:p>00:05</text:p>
          </table:table-cell>
          <table:table-cell table:style-name="ce260"/>
          <table:table-cell table:style-name="ce253" table:formula="of:=MAX([.I$1:.I30])+[.G31]" office:value-type="time" office:time-value="PT21H20M00S" calcext:value-type="time">
            <text:p>21:20</text:p>
          </table:table-cell>
          <table:table-cell table:style-name="ce262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35" table:formula="of:=CONCATENATE([.B$31]; COUNTA([.C$32:.C32]); &quot;.&quot;)" office:value-type="string" office:string-value="8.3.1." calcext:value-type="string">
            <text:p>8.3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31]; COUNTA([.C$32:.C33]); &quot;.&quot;)" office:value-type="string" office:string-value="8.3.2." calcext:value-type="string">
            <text:p>8.3.2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34" table:formula="of:=CONCATENATE([.A$3]; &quot;.&quot;; COUNTA([.B$5:.B35]); &quot;.&quot;)" office:value-type="string" office:string-value="8.4." calcext:value-type="string">
            <text:p>8.4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Recreate and verify working copy</text:p>
          </table:table-cell>
          <table:table-cell table:style-name="ce238"/>
          <table:table-cell table:style-name="ce253" office:value-type="time" office:time-value="PT00H15M00S" calcext:value-type="time">
            <text:p>00:15</text:p>
          </table:table-cell>
          <table:table-cell table:style-name="ce260"/>
          <table:table-cell table:style-name="ce253" table:formula="of:=MAX([.I$1:.I34])+[.G35]" office:value-type="time" office:time-value="PT21H35M00S" calcext:value-type="time">
            <text:p>21:35</text:p>
          </table:table-cell>
          <table:table-cell table:style-name="ce262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35" table:formula="of:=CONCATENATE([.B$35]; COUNTA([.C$36:.C36]); &quot;.&quot;)" office:value-type="string" office:string-value="8.4.1." calcext:value-type="string">
            <text:p>8.4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35]; COUNTA([.C$36:.C37]); &quot;.&quot;)" office:value-type="string" office:string-value="8.4.2." calcext:value-type="string">
            <text:p>8.4.2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35]; COUNTA([.C$36:.C38]); &quot;.&quot;)" office:value-type="string" office:string-value="8.4.3." calcext:value-type="string">
            <text:p>8.4.3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35]; COUNTA([.C$36:.C39]); &quot;.&quot;)" office:value-type="string" office:string-value="8.4.4." calcext:value-type="string">
            <text:p>8.4.4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35]; COUNTA([.C$36:.C40]); &quot;.&quot;)" office:value-type="string" office:string-value="8.4.5." calcext:value-type="string">
            <text:p>8.4.5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Make sure that only "...\code\trunk\" is checked out, not the whole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35]; COUNTA([.C$36:.C42]); &quot;.&quot;)" office:value-type="string" office:string-value="8.4.6." calcext:value-type="string">
            <text:p>8.4.6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35]; COUNTA([.C$36:.C43]); &quot;.&quot;)" office:value-type="string" office:string-value="8.4.7." calcext:value-type="string">
            <text:p>8.4.7.</text:p>
          </table:table-cell>
          <table:table-cell table:style-name="ce272" office:value-type="string" calcext:value-type="string">
            <text:p></text:p>
          </table:table-cell>
          <table:table-cell table:style-name="ce266" office:value-type="string" calcext:value-type="string">
            <text:p>Set 'YAT.Test' as the active startup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35]; COUNTA([.C$36:.C44]); &quot;.&quot;)" office:value-type="string" office:string-value="8.4.8." calcext:value-type="string">
            <text:p>8.4.8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35]; COUNTA([.C$36:.C45]); &quot;.&quot;)" office:value-type="string" office:string-value="8.4.9." calcext:value-type="string">
            <text:p>8.4.9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35]; COUNTA([.C$36:.C46]); &quot;.&quot;)" office:value-type="string" office:string-value="8.4.10." calcext:value-type="string">
            <text:p>8.4.10.</text:p>
          </table:table-cell>
          <table:table-cell table:style-name="ce272" office:value-type="string" calcext:value-type="string">
            <text:p></text:p>
          </table:table-cell>
          <table:table-cell table:style-name="ce266" office:value-type="string" calcext:value-type="string">
            <text:p>Set "Debug" as the active solution configuratio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35]; COUNTA([.C$36:.C47]); &quot;.&quot;)" office:value-type="string" office:string-value="8.4.11." calcext:value-type="string">
            <text:p>8.4.11.</text:p>
          </table:table-cell>
          <table:table-cell table:style-name="ce272" office:value-type="string" calcext:value-type="string">
            <text:p></text:p>
          </table:table-cell>
          <table:table-cell table:style-name="ce266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34" table:formula="of:=CONCATENATE([.A$3]; &quot;.&quot;; COUNTA([.B$5:.B49]); &quot;.&quot;)" office:value-type="string" office:string-value="8.5." calcext:value-type="string">
            <text:p>8.5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Archive</text:p>
          </table:table-cell>
          <table:table-cell table:style-name="ce238"/>
          <table:table-cell table:style-name="ce253" office:value-type="time" office:time-value="PT00H15M00S" calcext:value-type="time">
            <text:p>00:15</text:p>
          </table:table-cell>
          <table:table-cell table:style-name="ce260"/>
          <table:table-cell table:style-name="ce253" table:formula="of:=MAX([.I$1:.I48])+[.G49]" office:value-type="time" office:time-value="PT21H50M00S" calcext:value-type="time">
            <text:p>21:50</text:p>
          </table:table-cell>
          <table:table-cell table:style-name="ce262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35" table:formula="of:=CONCATENATE([.B$49]; COUNTA([.C$50:.C50]); &quot;.&quot;)" office:value-type="string" office:string-value="8.5.1." calcext:value-type="string">
            <text:p>8.5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Export the new working copy to a temporary folder (e.g. "D:\Temp\YAT"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49]; COUNTA([.C$50:.C52]); &quot;.&quot;)" office:value-type="string" office:string-value="8.5.2." calcext:value-type="string">
            <text:p>8.5.2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Pack the copy into a properly named zi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49]; COUNTA([.C$50:.C53]); &quot;.&quot;)" office:value-type="string" office:string-value="8.5.3." calcext:value-type="string">
            <text:p>8.5.3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34" table:formula="of:=CONCATENATE([.A$3]; &quot;.&quot;; COUNTA([.B$5:.B55]); &quot;.&quot;)" office:value-type="string" office:string-value="8.6." calcext:value-type="string">
            <text:p>8.6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Update and verify working copy (wait for a few days in case of a severe issue)</text:p>
          </table:table-cell>
          <table:table-cell table:style-name="ce238"/>
          <table:table-cell table:style-name="ce253" office:value-type="time" office:time-value="PT00H15M00S" calcext:value-type="time">
            <text:p>00:15</text:p>
          </table:table-cell>
          <table:table-cell table:style-name="ce260"/>
          <table:table-cell table:style-name="ce253" table:formula="of:=MAX([.I$1:.I54])+[.G55]" office:value-type="time" office:time-value="PT22H05M00S" calcext:value-type="time">
            <text:p>22:05</text:p>
          </table:table-cell>
          <table:table-cell table:style-name="ce262"/>
          <table:table-cell table:number-columns-repeated="1014"/>
        </table:table-row>
        <table:table-row table:style-name="ro5">
          <table:table-cell table:style-name="ce266"/>
          <table:table-cell table:style-name="ce268"/>
          <table:table-cell table:style-name="ce268" table:formula="of:=CONCATENATE([.B$55]; COUNTA([.C$56:.C56]); &quot;.&quot;)" office:value-type="string" office:string-value="8.6.1." calcext:value-type="string">
            <text:p>8.6.1.</text:p>
          </table:table-cell>
          <table:table-cell table:style-name="ce272" office:value-type="string" calcext:value-type="string">
            <text:p></text:p>
          </table:table-cell>
          <table:table-cell table:style-name="ce266" office:value-type="string" calcext:value-type="string">
            <text:p>Increment product version in ALAZ.Version</text:p>
          </table:table-cell>
          <table:table-cell table:style-name="ce266"/>
          <table:table-cell table:style-name="ce275"/>
          <table:table-cell table:style-name="ce277"/>
          <table:table-cell table:style-name="ce275"/>
          <table:table-cell table:style-name="ce277"/>
          <table:table-cell table:style-name="ce266" table:number-columns-repeated="1014"/>
        </table:table-row>
        <table:table-row table:style-name="ro1">
          <table:table-cell table:style-name="ce266"/>
          <table:table-cell table:style-name="ce268"/>
          <table:table-cell table:style-name="ce268" table:formula="of:=CONCATENATE([.B$55]; COUNTA([.C$56:.C57]); &quot;.&quot;)" office:value-type="string" office:string-value="8.6.2." calcext:value-type="string">
            <text:p>8.6.2.</text:p>
          </table:table-cell>
          <table:table-cell table:style-name="ce272" office:value-type="string" calcext:value-type="string">
            <text:p></text:p>
          </table:table-cell>
          <table:table-cell table:style-name="ce266" office:value-type="string" calcext:value-type="string">
            <text:p>Increment product version in netrtfwriter AssemblyInfo</text:p>
          </table:table-cell>
          <table:table-cell table:style-name="ce266"/>
          <table:table-cell table:style-name="ce275"/>
          <table:table-cell table:style-name="ce277"/>
          <table:table-cell table:style-name="ce275"/>
          <table:table-cell table:style-name="ce277"/>
          <table:table-cell table:style-name="ce266" table:number-columns-repeated="1014"/>
        </table:table-row>
        <table:table-row table:style-name="ro5">
          <table:table-cell table:style-name="ce266"/>
          <table:table-cell table:style-name="ce268" table:number-columns-repeated="2"/>
          <table:table-cell table:style-name="ce272"/>
          <table:table-cell table:style-name="ce266" office:value-type="string" calcext:value-type="string">
            <text:p>&gt; All versions must be incremented to ensure proper installation/update!</text:p>
          </table:table-cell>
          <table:table-cell table:style-name="ce266"/>
          <table:table-cell table:style-name="ce275"/>
          <table:table-cell table:style-name="ce277"/>
          <table:table-cell table:style-name="ce275"/>
          <table:table-cell table:style-name="ce277"/>
          <table:table-cell table:style-name="ce266" table:number-columns-repeated="1014"/>
        </table:table-row>
        <table:table-row table:style-name="ro5">
          <table:table-cell table:style-name="ce266"/>
          <table:table-cell table:style-name="ce268"/>
          <table:table-cell table:style-name="ce268" table:formula="of:=CONCATENATE([.B$55]; COUNTA([.C$56:.C59]); &quot;.&quot;)" office:value-type="string" office:string-value="8.6.3." calcext:value-type="string">
            <text:p>8.6.3.</text:p>
          </table:table-cell>
          <table:table-cell table:style-name="ce272" office:value-type="string" calcext:value-type="string">
            <text:p></text:p>
          </table:table-cell>
          <table:table-cell table:style-name="ce266" office:value-type="string" calcext:value-type="string">
            <text:p>Increment product version in MKY.Version</text:p>
          </table:table-cell>
          <table:table-cell table:style-name="ce266"/>
          <table:table-cell table:style-name="ce275"/>
          <table:table-cell table:style-name="ce277"/>
          <table:table-cell table:style-name="ce275"/>
          <table:table-cell table:style-name="ce277"/>
          <table:table-cell table:style-name="ce266" table:number-columns-repeated="1014"/>
        </table:table-row>
        <table:table-row table:style-name="ro5">
          <table:table-cell table:style-name="ce266"/>
          <table:table-cell table:style-name="ce268"/>
          <table:table-cell table:style-name="ce268" table:formula="of:=CONCATENATE([.B$55]; COUNTA([.C$56:.C60]); &quot;.&quot;)" office:value-type="string" office:string-value="8.6.4." calcext:value-type="string">
            <text:p>8.6.4.</text:p>
          </table:table-cell>
          <table:table-cell table:style-name="ce272" office:value-type="string" calcext:value-type="string">
            <text:p></text:p>
          </table:table-cell>
          <table:table-cell table:style-name="ce266" office:value-type="string" calcext:value-type="string">
            <text:p>Set product version in MKY file headers</text:p>
          </table:table-cell>
          <table:table-cell table:style-name="ce266"/>
          <table:table-cell table:style-name="ce275"/>
          <table:table-cell table:style-name="ce277"/>
          <table:table-cell table:style-name="ce275"/>
          <table:table-cell table:style-name="ce277"/>
          <table:table-cell table:style-name="ce266" table:number-columns-repeated="1014"/>
        </table:table-row>
        <table:table-row table:style-name="ro7">
          <table:table-cell table:style-name="ce266"/>
          <table:table-cell table:style-name="ce268"/>
          <table:table-cell table:style-name="ce266"/>
          <table:table-cell table:style-name="ce107"/>
          <table:table-cell table:style-name="ce266" office:value-type="string" calcext:value-type="string">
            <text:p>&gt; Add 'Development', e.g. '// MKY Development Version 1.0.14'</text:p>
          </table:table-cell>
          <table:table-cell table:style-name="ce266"/>
          <table:table-cell table:style-name="ce275"/>
          <table:table-cell table:style-name="ce277"/>
          <table:table-cell table:style-name="ce275"/>
          <table:table-cell table:style-name="ce277"/>
          <table:table-cell table:style-name="ce266" table:number-columns-repeated="1014"/>
        </table:table-row>
        <table:table-row table:style-name="ro1">
          <table:table-cell table:style-name="ce266"/>
          <table:table-cell table:style-name="ce268"/>
          <table:table-cell table:style-name="ce268" table:formula="of:=CONCATENATE([.B$55]; COUNTA([.C$56:.C62]); &quot;.&quot;)" office:value-type="string" office:string-value="8.6.5." calcext:value-type="string">
            <text:p>8.6.5.</text:p>
          </table:table-cell>
          <table:table-cell table:style-name="ce272" office:value-type="string" calcext:value-type="string">
            <text:p></text:p>
          </table:table-cell>
          <table:table-cell table:style-name="ce266" office:value-type="string" calcext:value-type="string">
            <text:p>Increment product version in netrtfwriter\RtfWriter\Properties\AssemblyInfo.cs</text:p>
          </table:table-cell>
          <table:table-cell table:style-name="ce266"/>
          <table:table-cell table:style-name="ce275"/>
          <table:table-cell table:style-name="ce277"/>
          <table:table-cell table:style-name="ce275"/>
          <table:table-cell table:style-name="ce277"/>
          <table:table-cell table:style-name="ce266" table:number-columns-repeated="1014"/>
        </table:table-row>
        <table:table-row table:style-name="ro5">
          <table:table-cell table:style-name="ce266"/>
          <table:table-cell table:style-name="ce268"/>
          <table:table-cell table:style-name="ce268" table:formula="of:=CONCATENATE([.B$55]; COUNTA([.C$56:.C63]); &quot;.&quot;)" office:value-type="string" office:string-value="8.6.6." calcext:value-type="string">
            <text:p>8.6.6.</text:p>
          </table:table-cell>
          <table:table-cell table:style-name="ce272" office:value-type="string" calcext:value-type="string">
            <text:p></text:p>
          </table:table-cell>
          <table:table-cell table:style-name="ce266" office:value-type="string" calcext:value-type="string">
            <text:p>Increment product version in NUnit.Version</text:p>
          </table:table-cell>
          <table:table-cell table:style-name="ce266"/>
          <table:table-cell table:style-name="ce275"/>
          <table:table-cell table:style-name="ce277"/>
          <table:table-cell table:style-name="ce275"/>
          <table:table-cell table:style-name="ce277"/>
          <table:table-cell table:style-name="ce266" table:number-columns-repeated="1014"/>
        </table:table-row>
        <table:table-row table:style-name="ro7">
          <table:table-cell table:style-name="ce266"/>
          <table:table-cell table:style-name="ce268"/>
          <table:table-cell table:style-name="ce268" table:formula="of:=CONCATENATE([.B$55]; COUNTA([.C$56:.C64]); &quot;.&quot;)" office:value-type="string" office:string-value="8.6.7." calcext:value-type="string">
            <text:p>8.6.7.</text:p>
          </table:table-cell>
          <table:table-cell table:style-name="ce272" office:value-type="string" calcext:value-type="string">
            <text:p></text:p>
          </table:table-cell>
          <table:table-cell table:style-name="ce266" office:value-type="string" calcext:value-type="string">
            <text:p>Set product version in NUnit file headers</text:p>
          </table:table-cell>
          <table:table-cell table:style-name="ce266"/>
          <table:table-cell table:style-name="ce275"/>
          <table:table-cell table:style-name="ce277"/>
          <table:table-cell table:style-name="ce275"/>
          <table:table-cell table:style-name="ce277"/>
          <table:table-cell table:style-name="ce266" table:number-columns-repeated="1014"/>
        </table:table-row>
        <table:table-row table:style-name="ro7">
          <table:table-cell table:style-name="ce266"/>
          <table:table-cell table:style-name="ce268"/>
          <table:table-cell table:style-name="ce266"/>
          <table:table-cell table:style-name="ce107"/>
          <table:table-cell table:style-name="ce266" office:value-type="string" calcext:value-type="string">
            <text:p>&gt; Add 'Development', e.g. '// NUnit Development Version 1.0.11'</text:p>
          </table:table-cell>
          <table:table-cell table:style-name="ce266"/>
          <table:table-cell table:style-name="ce275"/>
          <table:table-cell table:style-name="ce277"/>
          <table:table-cell table:style-name="ce275"/>
          <table:table-cell table:style-name="ce277"/>
          <table:table-cell table:style-name="ce266" table:number-columns-repeated="1014"/>
        </table:table-row>
        <table:table-row table:style-name="ro5">
          <table:table-cell table:style-name="ce266"/>
          <table:table-cell table:style-name="ce268"/>
          <table:table-cell table:style-name="ce268" table:formula="of:=CONCATENATE([.B$55]; COUNTA([.C$56:.C66]); &quot;.&quot;)" office:value-type="string" office:string-value="8.6.8." calcext:value-type="string">
            <text:p>8.6.8.</text:p>
          </table:table-cell>
          <table:table-cell table:style-name="ce272" office:value-type="string" calcext:value-type="string">
            <text:p></text:p>
          </table:table-cell>
          <table:table-cell table:style-name="ce266" office:value-type="string" calcext:value-type="string">
            <text:p>Increment product version in YAT.Version</text:p>
          </table:table-cell>
          <table:table-cell table:style-name="ce266"/>
          <table:table-cell table:style-name="ce275"/>
          <table:table-cell table:style-name="ce277"/>
          <table:table-cell table:style-name="ce275"/>
          <table:table-cell table:style-name="ce277"/>
          <table:table-cell table:style-name="ce266" table:number-columns-repeated="1014"/>
        </table:table-row>
        <table:table-row table:style-name="ro5">
          <table:table-cell table:style-name="ce266"/>
          <table:table-cell table:style-name="ce268"/>
          <table:table-cell table:style-name="ce268" table:formula="of:=CONCATENATE([.B$55]; COUNTA([.C$56:.C67]); &quot;.&quot;)" office:value-type="string" office:string-value="8.6.9." calcext:value-type="string">
            <text:p>8.6.9.</text:p>
          </table:table-cell>
          <table:table-cell table:style-name="ce272" office:value-type="string" calcext:value-type="string">
            <text:p></text:p>
          </table:table-cell>
          <table:table-cell table:style-name="ce266" office:value-type="string" calcext:value-type="string">
            <text:p>Set product version in YAT file headers</text:p>
          </table:table-cell>
          <table:table-cell table:style-name="ce266"/>
          <table:table-cell table:style-name="ce275"/>
          <table:table-cell table:style-name="ce277"/>
          <table:table-cell table:style-name="ce275"/>
          <table:table-cell table:style-name="ce277"/>
          <table:table-cell table:style-name="ce266" table:number-columns-repeated="1014"/>
        </table:table-row>
        <table:table-row table:style-name="ro7">
          <table:table-cell table:style-name="ce266"/>
          <table:table-cell table:style-name="ce268"/>
          <table:table-cell table:style-name="ce266"/>
          <table:table-cell table:style-name="ce107"/>
          <table:table-cell table:style-name="ce266" office:value-type="string" calcext:value-type="string">
            <text:p>&gt; Add 'Development', e.g. '// YAT 2.0 Gamma 2 Development Version 1.99.35'</text:p>
          </table:table-cell>
          <table:table-cell table:style-name="ce266"/>
          <table:table-cell table:style-name="ce275"/>
          <table:table-cell table:style-name="ce277"/>
          <table:table-cell table:style-name="ce275"/>
          <table:table-cell table:style-name="ce277"/>
          <table:table-cell table:style-name="ce266" table:number-columns-repeated="1014"/>
        </table:table-row>
        <table:table-row table:style-name="ro5">
          <table:table-cell table:style-name="ce266"/>
          <table:table-cell table:style-name="ce268"/>
          <table:table-cell table:style-name="ce268" table:formula="of:=CONCATENATE([.B$55]; COUNTA([.C$56:.C69]); &quot;.&quot;)" office:value-type="string" office:string-value="8.6.10." calcext:value-type="string">
            <text:p>8.6.10.</text:p>
          </table:table-cell>
          <table:table-cell table:style-name="ce272" office:value-type="string" calcext:value-type="string">
            <text:p></text:p>
          </table:table-cell>
          <table:table-cell table:style-name="ce266" office:value-type="string" calcext:value-type="string">
            <text:p>Set product name post fix in "YAT.Application.ApplicationEx"</text:p>
          </table:table-cell>
          <table:table-cell table:style-name="ce266"/>
          <table:table-cell table:style-name="ce275"/>
          <table:table-cell table:style-name="ce277"/>
          <table:table-cell table:style-name="ce275"/>
          <table:table-cell table:style-name="ce277"/>
          <table:table-cell table:style-name="ce266" table:number-columns-repeated="1014"/>
        </table:table-row>
        <table:table-row table:style-name="ro5">
          <table:table-cell table:style-name="ce266"/>
          <table:table-cell table:style-name="ce268" table:number-columns-repeated="2"/>
          <table:table-cell table:style-name="ce272"/>
          <table:table-cell table:style-name="ce266" office:value-type="string" calcext:value-type="string">
            <text:p>&gt; Add 'Development' to clearly state that files are non-released revisions</text:p>
          </table:table-cell>
          <table:table-cell table:style-name="ce266"/>
          <table:table-cell table:style-name="ce275"/>
          <table:table-cell table:style-name="ce277"/>
          <table:table-cell table:style-name="ce275"/>
          <table:table-cell table:style-name="ce277"/>
          <table:table-cell table:style-name="ce266" table:number-columns-repeated="1014"/>
        </table:table-row>
        <table:table-row table:style-name="ro5">
          <table:table-cell table:number-columns-repeated="2"/>
          <table:table-cell table:style-name="ce235" table:formula="of:=CONCATENATE([.B$55]; COUNTA([.C$56:.C71]); &quot;.&quot;)" office:value-type="string" office:string-value="8.6.11." calcext:value-type="string">
            <text:p>8.6.1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55]; COUNTA([.C$56:.C73]); &quot;.&quot;)" office:value-type="string" office:string-value="8.6.12." calcext:value-type="string">
            <text:p>8.6.12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34" table:formula="of:=CONCATENATE([.A$3]; &quot;.&quot;; COUNTA([.B$5:.B75]); &quot;.&quot;)" office:value-type="string" office:string-value="8.7." calcext:value-type="string">
            <text:p>8.7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Commit</text:p>
          </table:table-cell>
          <table:table-cell table:style-name="ce238"/>
          <table:table-cell table:style-name="ce253" office:value-type="time" office:time-value="PT00H05M00S" calcext:value-type="time">
            <text:p>00:05</text:p>
          </table:table-cell>
          <table:table-cell table:style-name="ce260"/>
          <table:table-cell table:style-name="ce253" table:formula="of:=MAX([.I$1:.I74])+[.G75]" office:value-type="time" office:time-value="PT22H10M00S" calcext:value-type="time">
            <text:p>22:10</text:p>
          </table:table-cell>
          <table:table-cell table:style-name="ce262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35" table:formula="of:=CONCATENATE([.B$75]; COUNTA([.C$76:.C76]); &quot;.&quot;)" office:value-type="string" office:string-value="8.7.1." calcext:value-type="string">
            <text:p>8.7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table:number-columns-repeated="1020"/>
        </table:table-row>
        <table:table-row table:style-name="ro5">
          <table:table-cell/>
          <table:table-cell table:style-name="ce234" table:formula="of:=CONCATENATE([.A$3]; &quot;.&quot;; COUNTA([.B$5:.B78]); &quot;.&quot;)" office:value-type="string" office:string-value="8.8." calcext:value-type="string">
            <text:p>8.8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Backup</text:p>
          </table:table-cell>
          <table:table-cell table:style-name="ce238"/>
          <table:table-cell table:style-name="ce253" office:value-type="time" office:time-value="PT00H30M00S" calcext:value-type="time">
            <text:p>00:30</text:p>
          </table:table-cell>
          <table:table-cell table:style-name="ce260"/>
          <table:table-cell table:style-name="ce253" table:formula="of:=MAX([.I$1:.I74])+[.G78]" office:value-type="time" office:time-value="PT22H35M00S" calcext:value-type="time">
            <text:p>22:35</text:p>
          </table:table-cell>
          <table:table-cell table:style-name="ce262"/>
          <table:table-cell table:number-columns-repeated="1014"/>
        </table:table-row>
        <table:table-row table:style-name="ro5">
          <table:table-cell table:number-columns-repeated="2"/>
          <table:table-cell table:style-name="ce235" table:formula="of:=CONCATENATE([.B$78]; COUNTA([.C$79:.C79]); &quot;.&quot;)" office:value-type="string" office:string-value="8.8.1." calcext:value-type="string">
            <text:p>8.8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Manually backup onto offline dis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w automatically</text:p>
          </table:table-cell>
          <table:table-cell table:number-columns-repeated="1019"/>
        </table:table-row>
        <table:table-row table:style-name="ro5" table:number-rows-repeated="6546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6:'0. Overview'.C41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.00.0000</text:date>, <text:time style:data-style-name="N2" text:time-value="15:21:41.51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3DT37M51S</meta:editing-duration>
    <meta:editing-cycles>237</meta:editing-cycles>
    <meta:generator>LibreOffice/5.3.0.3$Windows_X86_64 LibreOffice_project/7074905676c47b82bbcfbea1aeefc84afe1c50e1</meta:generator>
    <meta:initial-creator>Matthias Kläy</meta:initial-creator>
    <dc:date>2017-07-09T15:33:21.714000000</dc:date>
    <meta:print-date>2017-06-05T16:04:38.085000000</meta:print-date>
    <meta:document-statistic meta:table-count="9" meta:cell-count="1109" meta:object-count="0"/>
  </office:meta>
</office:document-meta>
</file>